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d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CC</text:p>
          </table:table-cell>
          <table:table-cell table:number-columns-repeated="2"/>
          <table:table-cell office:value-type="string" calcext:value-type="string">
            <text:p>FCC</text:p>
          </table:table-cell>
          <table:table-cell table:number-columns-repeated="2"/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float" office:value="-6962.472613" calcext:value-type="float">
            <text:p>-6962.4726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29.8547" calcext:value-type="float">
            <text:p>629.8547</text:p>
          </table:table-cell>
          <table:table-cell office:value-type="float" office:value="-8166.27965317" calcext:value-type="float">
            <text:p>-8166.27965317</text:p>
          </table:table-cell>
          <table:table-cell/>
          <table:table-cell office:value-type="float" office:value="1259.712" calcext:value-type="float">
            <text:p>1259.712</text:p>
          </table:table-cell>
          <table:table-cell office:value-type="float" office:value="-16332.62464723" calcext:value-type="float">
            <text:p>-16332.62464723</text:p>
          </table:table-cell>
          <table:table-cell/>
          <table:table-cell office:value-type="float" office:value="314.9872" calcext:value-type="float">
            <text:p>314.9872</text:p>
          </table:table-cell>
          <table:table-cell office:value-type="float" office:value="-4078.6828975" calcext:value-type="float">
            <text:p>-4078.6828975</text:p>
          </table:table-cell>
        </table:table-row>
        <table:table-row table:style-name="ro1">
          <table:table-cell office:value-type="float" office:value="810.5707" calcext:value-type="float">
            <text:p>810.5707</text:p>
          </table:table-cell>
          <table:table-cell office:value-type="float" office:value="-8181.42295293" calcext:value-type="float">
            <text:p>-8181.42295293</text:p>
          </table:table-cell>
          <table:table-cell/>
          <table:table-cell office:value-type="float" office:value="1621.1447" calcext:value-type="float">
            <text:p>1621.1447</text:p>
          </table:table-cell>
          <table:table-cell office:value-type="float" office:value="-16363.11784041" calcext:value-type="float">
            <text:p>-16363.11784041</text:p>
          </table:table-cell>
          <table:table-cell/>
          <table:table-cell office:value-type="float" office:value="405.3624" calcext:value-type="float">
            <text:p>405.3624</text:p>
          </table:table-cell>
          <table:table-cell office:value-type="float" office:value="-4088.01771394" calcext:value-type="float">
            <text:p>-4088.01771394</text:p>
          </table:table-cell>
        </table:table-row>
        <table:table-row table:style-name="ro1">
          <table:table-cell office:value-type="float" office:value="1022.9167" calcext:value-type="float">
            <text:p>1022.9167</text:p>
          </table:table-cell>
          <table:table-cell office:value-type="float" office:value="-8188.51459689" calcext:value-type="float">
            <text:p>-8188.51459689</text:p>
          </table:table-cell>
          <table:table-cell/>
          <table:table-cell office:value-type="float" office:value="2045.8374" calcext:value-type="float">
            <text:p>2045.8374</text:p>
          </table:table-cell>
          <table:table-cell office:value-type="float" office:value="-16377.3116243" calcext:value-type="float">
            <text:p>-16377.3116243</text:p>
          </table:table-cell>
          <table:table-cell/>
          <table:table-cell office:value-type="float" office:value="511.5555" calcext:value-type="float">
            <text:p>511.5555</text:p>
          </table:table-cell>
          <table:table-cell office:value-type="float" office:value="-4092.65099714" calcext:value-type="float">
            <text:p>-4092.65099714</text:p>
          </table:table-cell>
        </table:table-row>
        <table:table-row table:style-name="ro1">
          <table:table-cell office:value-type="float" office:value="1269.4434" calcext:value-type="float">
            <text:p>1269.4434</text:p>
          </table:table-cell>
          <table:table-cell office:value-type="float" office:value="-8191.46091279" calcext:value-type="float">
            <text:p>-8191.46091279</text:p>
          </table:table-cell>
          <table:table-cell/>
          <table:table-cell office:value-type="float" office:value="2538.8918" calcext:value-type="float">
            <text:p>2538.8918</text:p>
          </table:table-cell>
          <table:table-cell office:value-type="float" office:value="-16383.16116617" calcext:value-type="float">
            <text:p>-16383.16116617</text:p>
          </table:table-cell>
          <table:table-cell/>
          <table:table-cell office:value-type="float" office:value="634.8423" calcext:value-type="float">
            <text:p>634.8423</text:p>
          </table:table-cell>
          <table:table-cell office:value-type="float" office:value="-4094.81488892" calcext:value-type="float">
            <text:p>-4094.81488892</text:p>
          </table:table-cell>
        </table:table-row>
        <table:table-row table:style-name="ro1">
          <table:table-cell office:value-type="float" office:value="1552.7017" calcext:value-type="float">
            <text:p>1552.7017</text:p>
          </table:table-cell>
          <table:table-cell office:value-type="float" office:value="-8192.33985334" calcext:value-type="float">
            <text:p>-8192.33985334</text:p>
          </table:table-cell>
          <table:table-cell/>
          <table:table-cell office:value-type="float" office:value="3105.4095" calcext:value-type="float">
            <text:p>3105.4095</text:p>
          </table:table-cell>
          <table:table-cell office:value-type="float" office:value="-16384.88419468" calcext:value-type="float">
            <text:p>-16384.88419468</text:p>
          </table:table-cell>
          <table:table-cell/>
          <table:table-cell office:value-type="float" office:value="776.4983" calcext:value-type="float">
            <text:p>776.4983</text:p>
          </table:table-cell>
          <table:table-cell office:value-type="float" office:value="-4095.69368179" calcext:value-type="float">
            <text:p>-4095.69368179</text:p>
          </table:table-cell>
        </table:table-row>
        <table:table-row table:style-name="ro1">
          <table:table-cell office:value-type="float" office:value="1875.2423" calcext:value-type="float">
            <text:p>1875.2423</text:p>
          </table:table-cell>
          <table:table-cell office:value-type="float" office:value="-8192.25040077" calcext:value-type="float">
            <text:p>-8192.25040077</text:p>
          </table:table-cell>
          <table:table-cell/>
          <table:table-cell office:value-type="float" office:value="3750.4921" calcext:value-type="float">
            <text:p>3750.4921</text:p>
          </table:table-cell>
          <table:table-cell office:value-type="float" office:value="-16384.68260476" calcext:value-type="float">
            <text:p>-16384.68260476</text:p>
          </table:table-cell>
          <table:table-cell/>
          <table:table-cell office:value-type="float" office:value="937.7993" calcext:value-type="float">
            <text:p>937.7993</text:p>
          </table:table-cell>
          <table:table-cell office:value-type="float" office:value="-4095.92270643" calcext:value-type="float">
            <text:p>-4095.92270643</text:p>
          </table:table-cell>
        </table:table-row>
        <table:table-row table:style-name="ro1">
          <table:table-cell office:value-type="float" office:value="2239.6162" calcext:value-type="float">
            <text:p>2239.6162</text:p>
          </table:table-cell>
          <table:table-cell office:value-type="float" office:value="-8191.76040137" calcext:value-type="float">
            <text:p>-8191.76040137</text:p>
          </table:table-cell>
          <table:table-cell/>
          <table:table-cell office:value-type="float" office:value="4479.2413" calcext:value-type="float">
            <text:p>4479.2413</text:p>
          </table:table-cell>
          <table:table-cell office:value-type="float" office:value="-16383.6758334" calcext:value-type="float">
            <text:p>-16383.6758334</text:p>
          </table:table-cell>
          <table:table-cell/>
          <table:table-cell office:value-type="float" office:value="1120.0208" calcext:value-type="float">
            <text:p>1120.0208</text:p>
          </table:table-cell>
          <table:table-cell office:value-type="float" office:value="-4095.84021461" calcext:value-type="float">
            <text:p>-4095.84021461</text:p>
          </table:table-cell>
        </table:table-row>
        <table:table-row table:style-name="ro1">
          <table:table-cell office:value-type="float" office:value="2648.374" calcext:value-type="float">
            <text:p>2648.374</text:p>
          </table:table-cell>
          <table:table-cell office:value-type="float" office:value="-8191.14883605" calcext:value-type="float">
            <text:p>-8191.14883605</text:p>
          </table:table-cell>
          <table:table-cell/>
          <table:table-cell office:value-type="float" office:value="5296.7586" calcext:value-type="float">
            <text:p>5296.7586</text:p>
          </table:table-cell>
          <table:table-cell office:value-type="float" office:value="-16382.41349997" calcext:value-type="float">
            <text:p>-16382.41349997</text:p>
          </table:table-cell>
          <table:table-cell/>
          <table:table-cell office:value-type="float" office:value="1324.4386" calcext:value-type="float">
            <text:p>1324.4386</text:p>
          </table:table-cell>
          <table:table-cell office:value-type="float" office:value="-4095.62420524" calcext:value-type="float">
            <text:p>-4095.62420524</text:p>
          </table:table-cell>
        </table:table-row>
        <table:table-row table:style-name="ro1">
          <table:table-cell office:value-type="float" office:value="3104.0667" calcext:value-type="float">
            <text:p>3104.0667</text:p>
          </table:table-cell>
          <table:table-cell office:value-type="float" office:value="-8190.53992533" calcext:value-type="float">
            <text:p>-8190.53992533</text:p>
          </table:table-cell>
          <table:table-cell/>
          <table:table-cell office:value-type="float" office:value="6208.1457" calcext:value-type="float">
            <text:p>6208.1457</text:p>
          </table:table-cell>
          <table:table-cell office:value-type="float" office:value="-16381.14892029" calcext:value-type="float">
            <text:p>-16381.14892029</text:p>
          </table:table-cell>
          <table:table-cell/>
          <table:table-cell office:value-type="float" office:value="1552.3282" calcext:value-type="float">
            <text:p>1552.3282</text:p>
          </table:table-cell>
          <table:table-cell office:value-type="float" office:value="-4095.36535697" calcext:value-type="float">
            <text:p>-4095.36535697</text:p>
          </table:table-cell>
        </table:table-row>
        <table:table-row table:style-name="ro1">
          <table:table-cell office:value-type="float" office:value="3609.2449" calcext:value-type="float">
            <text:p>3609.2449</text:p>
          </table:table-cell>
          <table:table-cell office:value-type="float" office:value="-8189.98157765" calcext:value-type="float">
            <text:p>-8189.98157765</text:p>
          </table:table-cell>
          <table:table-cell/>
          <table:table-cell office:value-type="float" office:value="7218.5042" calcext:value-type="float">
            <text:p>7218.5042</text:p>
          </table:table-cell>
          <table:table-cell office:value-type="float" office:value="-16379.99208507" calcext:value-type="float">
            <text:p>-16379.99208507</text:p>
          </table:table-cell>
          <table:table-cell/>
          <table:table-cell office:value-type="float" office:value="1804.9653" calcext:value-type="float">
            <text:p>1804.9653</text:p>
          </table:table-cell>
          <table:table-cell office:value-type="float" office:value="-4095.10705122" calcext:value-type="float">
            <text:p>-4095.10705122</text:p>
          </table:table-cell>
        </table:table-row>
        <table:table-row table:style-name="ro1">
          <table:table-cell office:value-type="float" office:value="4166.4596" calcext:value-type="float">
            <text:p>4166.4596</text:p>
          </table:table-cell>
          <table:table-cell office:value-type="float" office:value="-8189.49124899" calcext:value-type="float">
            <text:p>-8189.49124899</text:p>
          </table:table-cell>
          <table:table-cell/>
          <table:table-cell office:value-type="float" office:value="8332.9357" calcext:value-type="float">
            <text:p>8332.9357</text:p>
          </table:table-cell>
          <table:table-cell office:value-type="float" office:value="-16378.98913519" calcext:value-type="float">
            <text:p>-16378.98913519</text:p>
          </table:table-cell>
          <table:table-cell/>
          <table:table-cell office:value-type="float" office:value="2083.6256" calcext:value-type="float">
            <text:p>2083.6256</text:p>
          </table:table-cell>
          <table:table-cell office:value-type="float" office:value="-4094.86748184" calcext:value-type="float">
            <text:p>-4094.86748184</text:p>
          </table:table-cell>
        </table:table-row>
        <table:table-row table:style-name="ro1">
          <table:table-cell office:value-type="float" office:value="4778.2614" calcext:value-type="float">
            <text:p>4778.2614</text:p>
          </table:table-cell>
          <table:table-cell office:value-type="float" office:value="-8189.07847074" calcext:value-type="float">
            <text:p>-8189.07847074</text:p>
          </table:table-cell>
          <table:table-cell/>
          <table:table-cell office:value-type="float" office:value="9556.5419" calcext:value-type="float">
            <text:p>9556.5419</text:p>
          </table:table-cell>
          <table:table-cell office:value-type="float" office:value="-16378.15339163" calcext:value-type="float">
            <text:p>-16378.15339163</text:p>
          </table:table-cell>
          <table:table-cell/>
          <table:table-cell office:value-type="float" office:value="2389.5846" calcext:value-type="float">
            <text:p>2389.5846</text:p>
          </table:table-cell>
          <table:table-cell office:value-type="float" office:value="-4094.65528295" calcext:value-type="float">
            <text:p>-4094.65528295</text:p>
          </table:table-cell>
        </table:table-row>
        <table:table-row table:style-name="ro1">
          <table:table-cell office:value-type="float" office:value="5447.2013" calcext:value-type="float">
            <text:p>5447.2013</text:p>
          </table:table-cell>
          <table:table-cell office:value-type="float" office:value="-8188.74423747" calcext:value-type="float">
            <text:p>-8188.74423747</text:p>
          </table:table-cell>
          <table:table-cell/>
          <table:table-cell office:value-type="float" office:value="10894.4243" calcext:value-type="float">
            <text:p>10894.4243</text:p>
          </table:table-cell>
          <table:table-cell office:value-type="float" office:value="-16377.48227214" calcext:value-type="float">
            <text:p>-16377.48227214</text:p>
          </table:table-cell>
          <table:table-cell/>
          <table:table-cell office:value-type="float" office:value="2724.1181" calcext:value-type="float">
            <text:p>2724.1181</text:p>
          </table:table-cell>
          <table:table-cell office:value-type="float" office:value="-4094.47602863" calcext:value-type="float">
            <text:p>-4094.47602863</text:p>
          </table:table-cell>
        </table:table-row>
        <table:table-row table:style-name="ro1">
          <table:table-cell office:value-type="float" office:value="6175.83" calcext:value-type="float">
            <text:p>6175.83</text:p>
          </table:table-cell>
          <table:table-cell office:value-type="float" office:value="-8188.48139508" calcext:value-type="float">
            <text:p>-8188.48139508</text:p>
          </table:table-cell>
          <table:table-cell/>
          <table:table-cell office:value-type="float" office:value="12351.6845" calcext:value-type="float">
            <text:p>12351.6845</text:p>
          </table:table-cell>
          <table:table-cell office:value-type="float" office:value="-16376.9555175" calcext:value-type="float">
            <text:p>-16376.9555175</text:p>
          </table:table-cell>
          <table:table-cell/>
          <table:table-cell office:value-type="float" office:value="3088.5017" calcext:value-type="float">
            <text:p>3088.5017</text:p>
          </table:table-cell>
          <table:table-cell office:value-type="float" office:value="-4094.3302185" calcext:value-type="float">
            <text:p>-4094.3302185</text:p>
          </table:table-cell>
        </table:table-row>
        <table:table-row table:style-name="ro1">
          <table:table-cell office:value-type="float" office:value="6966.6983" calcext:value-type="float">
            <text:p>6966.6983</text:p>
          </table:table-cell>
          <table:table-cell office:value-type="float" office:value="-8188.27756516" calcext:value-type="float">
            <text:p>-8188.27756516</text:p>
          </table:table-cell>
          <table:table-cell/>
          <table:table-cell office:value-type="float" office:value="13933.4243" calcext:value-type="float">
            <text:p>13933.4243</text:p>
          </table:table-cell>
          <table:table-cell office:value-type="float" office:value="-16376.5481016" calcext:value-type="float">
            <text:p>-16376.5481016</text:p>
          </table:table-cell>
          <table:table-cell/>
          <table:table-cell office:value-type="float" office:value="3484.0109" calcext:value-type="float">
            <text:p>3484.0109</text:p>
          </table:table-cell>
          <table:table-cell office:value-type="float" office:value="-4094.21454887" calcext:value-type="float">
            <text:p>-4094.21454887</text:p>
          </table:table-cell>
        </table:table-row>
        <table:table-row table:style-name="ro1">
          <table:table-cell office:value-type="float" office:value="7822.357" calcext:value-type="float">
            <text:p>7822.357</text:p>
          </table:table-cell>
          <table:table-cell office:value-type="float" office:value="-8188.1212664" calcext:value-type="float">
            <text:p>-8188.1212664</text:p>
          </table:table-cell>
          <table:table-cell/>
          <table:table-cell office:value-type="float" office:value="15644.7452" calcext:value-type="float">
            <text:p>15644.7452</text:p>
          </table:table-cell>
          <table:table-cell office:value-type="float" office:value="-16376.23605941" calcext:value-type="float">
            <text:p>-16376.23605941</text:p>
          </table:table-cell>
          <table:table-cell/>
          <table:table-cell office:value-type="float" office:value="3911.9216" calcext:value-type="float">
            <text:p>3911.9216</text:p>
          </table:table-cell>
          <table:table-cell office:value-type="float" office:value="-4094.12388394" calcext:value-type="float">
            <text:p>-4094.12388394</text:p>
          </table:table-cell>
        </table:table-row>
        <table:table-row table:style-name="ro1">
          <table:table-cell office:value-type="float" office:value="11943.9123" calcext:value-type="float">
            <text:p>11943.9123</text:p>
          </table:table-cell>
          <table:table-cell office:value-type="float" office:value="-8187.78826814" calcext:value-type="float">
            <text:p>-8187.78826814</text:p>
          </table:table-cell>
          <table:table-cell/>
          <table:table-cell office:value-type="float" office:value="17490.7487" calcext:value-type="float">
            <text:p>17490.7487</text:p>
          </table:table-cell>
          <table:table-cell office:value-type="float" office:value="-16375.9975099" calcext:value-type="float">
            <text:p>-16375.9975099</text:p>
          </table:table-cell>
          <table:table-cell/>
          <table:table-cell office:value-type="float" office:value="4373.5092" calcext:value-type="float">
            <text:p>4373.5092</text:p>
          </table:table-cell>
          <table:table-cell office:value-type="float" office:value="-4094.0533354" calcext:value-type="float">
            <text:p>-4094.0533354</text:p>
          </table:table-cell>
        </table:table-row>
        <table:table-row table:style-name="ro1">
          <table:table-cell table:number-columns-repeated="3"/>
          <table:table-cell office:value-type="float" office:value="19476.5367" calcext:value-type="float">
            <text:p>19476.5367</text:p>
          </table:table-cell>
          <table:table-cell office:value-type="float" office:value="-16375.8157882" calcext:value-type="float">
            <text:p>-16375.8157882</text:p>
          </table:table-cell>
          <table:table-cell/>
          <table:table-cell office:value-type="float" office:value="4870.0496" calcext:value-type="float">
            <text:p>4870.0496</text:p>
          </table:table-cell>
          <table:table-cell office:value-type="float" office:value="-4093.99877138" calcext:value-type="float">
            <text:p>-4093.99877138</text:p>
          </table:table-cell>
        </table:table-row>
        <table:table-row table:style-name="ro1">
          <table:table-cell table:number-columns-repeated="3"/>
          <table:table-cell office:value-type="float" office:value="21607.2105" calcext:value-type="float">
            <text:p>21607.2105</text:p>
          </table:table-cell>
          <table:table-cell office:value-type="float" office:value="-16375.67766576" calcext:value-type="float">
            <text:p>-16375.67766576</text:p>
          </table:table-cell>
          <table:table-cell/>
          <table:table-cell office:value-type="float" office:value="5973.0907" calcext:value-type="float">
            <text:p>5973.0907</text:p>
          </table:table-cell>
          <table:table-cell office:value-type="float" office:value="-4093.92370466" calcext:value-type="float">
            <text:p>-4093.92370466</text:p>
          </table:table-cell>
        </table:table-row>
        <table:table-row table:style-name="ro1">
          <table:table-cell table:number-columns-repeated="3"/>
          <table:table-cell office:value-type="float" office:value="23887.872" calcext:value-type="float">
            <text:p>23887.872</text:p>
          </table:table-cell>
          <table:table-cell office:value-type="float" office:value="-16375.57248649" calcext:value-type="float">
            <text:p>-16375.57248649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formula="of:=[.A6]/[.$B$3]" office:value-type="float" office:value="39.36591875" calcext:value-type="float">
            <text:p>39.36591875</text:p>
          </table:table-cell>
          <table:table-cell table:formula="of:=([.B6]/[.$B$3])*13.60569301-[.$B$4]" office:value-type="float" office:value="18.2292383224822" calcext:value-type="float">
            <text:p>18.2292383224822</text:p>
          </table:table-cell>
          <table:table-cell/>
          <table:table-cell table:formula="of:=[.D6]/[.$E$3]" office:value-type="float" office:value="39.366" calcext:value-type="float">
            <text:p>39.366</text:p>
          </table:table-cell>
          <table:table-cell table:formula="of:=([.E6]/[.$E$3])*13.60569301-[.$B$4]" office:value-type="float" office:value="18.2014568196582" calcext:value-type="float">
            <text:p>18.2014568196582</text:p>
          </table:table-cell>
          <table:table-cell/>
          <table:table-cell table:formula="of:=[.G6]/[.$H$3]" office:value-type="float" office:value="39.3734" calcext:value-type="float">
            <text:p>39.3734</text:p>
          </table:table-cell>
          <table:table-cell table:formula="of:=([.H6]/[.$H$3])*13.60569301-[.$B$4]" office:value-type="float" office:value="25.8091894347135" calcext:value-type="float">
            <text:p>25.8091894347135</text:p>
          </table:table-cell>
        </table:table-row>
        <table:table-row table:style-name="ro1">
          <table:table-cell table:formula="of:=[.A7]/[.$B$3]" office:value-type="float" office:value="50.66066875" calcext:value-type="float">
            <text:p>50.66066875</text:p>
          </table:table-cell>
          <table:table-cell table:formula="of:=([.B7]/[.$B$3])*13.60569301-[.$B$4]" office:value-type="float" office:value="5.35204534167133" calcext:value-type="float">
            <text:p>5.35204534167133</text:p>
          </table:table-cell>
          <table:table-cell/>
          <table:table-cell table:formula="of:=[.D7]/[.$E$3]" office:value-type="float" office:value="50.660771875" calcext:value-type="float">
            <text:p>50.660771875</text:p>
          </table:table-cell>
          <table:table-cell table:formula="of:=([.E7]/[.$E$3])*13.60569301-[.$B$4]" office:value-type="float" office:value="5.23642477898102" calcext:value-type="float">
            <text:p>5.23642477898102</text:p>
          </table:table-cell>
          <table:table-cell/>
          <table:table-cell table:formula="of:=[.G7]/[.$H$3]" office:value-type="float" office:value="50.6703" calcext:value-type="float">
            <text:p>50.6703</text:p>
          </table:table-cell>
          <table:table-cell table:formula="of:=([.H7]/[.$H$3])*13.60569301-[.$B$4]" office:value-type="float" office:value="9.93335858629598" calcext:value-type="float">
            <text:p>9.93335858629598</text:p>
          </table:table-cell>
        </table:table-row>
        <table:table-row table:style-name="ro1">
          <table:table-cell table:formula="of:=[.A8]/[.$B$3]" office:value-type="float" office:value="63.93229375" calcext:value-type="float">
            <text:p>63.93229375</text:p>
          </table:table-cell>
          <table:table-cell table:formula="of:=([.B8]/[.$B$3])*13.60569301-[.$B$4]" office:value-type="float" office:value="-0.678375324327135" calcext:value-type="float">
            <text:p>-0.678375324327135</text:p>
          </table:table-cell>
          <table:table-cell/>
          <table:table-cell table:formula="of:=[.D8]/[.$E$3]" office:value-type="float" office:value="63.93241875" calcext:value-type="float">
            <text:p>63.93241875</text:p>
          </table:table-cell>
          <table:table-cell table:formula="of:=([.E8]/[.$E$3])*13.60569301-[.$B$4]" office:value-type="float" office:value="-0.798458541570653" calcext:value-type="float">
            <text:p>-0.798458541570653</text:p>
          </table:table-cell>
          <table:table-cell/>
          <table:table-cell table:formula="of:=[.G8]/[.$H$3]" office:value-type="float" office:value="63.9444375" calcext:value-type="float">
            <text:p>63.9444375</text:p>
          </table:table-cell>
          <table:table-cell table:formula="of:=([.H8]/[.$H$3])*13.60569301-[.$B$4]" office:value-type="float" office:value="2.05347998034631" calcext:value-type="float">
            <text:p>2.05347998034631</text:p>
          </table:table-cell>
        </table:table-row>
        <table:table-row table:style-name="ro1">
          <table:table-cell table:formula="of:=[.A9]/[.$B$3]" office:value-type="float" office:value="79.3402125" calcext:value-type="float">
            <text:p>79.3402125</text:p>
          </table:table-cell>
          <table:table-cell table:formula="of:=([.B9]/[.$B$3])*13.60569301-[.$B$4]" office:value-type="float" office:value="-3.18379217719485" calcext:value-type="float">
            <text:p>-3.18379217719485</text:p>
          </table:table-cell>
          <table:table-cell/>
          <table:table-cell table:formula="of:=[.D9]/[.$E$3]" office:value-type="float" office:value="79.34036875" calcext:value-type="float">
            <text:p>79.34036875</text:p>
          </table:table-cell>
          <table:table-cell table:formula="of:=([.E9]/[.$E$3])*13.60569301-[.$B$4]" office:value-type="float" office:value="-3.28555450820659" calcext:value-type="float">
            <text:p>-3.28555450820659</text:p>
          </table:table-cell>
          <table:table-cell/>
          <table:table-cell table:formula="of:=[.G9]/[.$H$3]" office:value-type="float" office:value="79.3552875" calcext:value-type="float">
            <text:p>79.3552875</text:p>
          </table:table-cell>
          <table:table-cell table:formula="of:=([.H9]/[.$H$3])*13.60569301-[.$B$4]" office:value-type="float" office:value="-1.62667592784601" calcext:value-type="float">
            <text:p>-1.62667592784601</text:p>
          </table:table-cell>
        </table:table-row>
        <table:table-row table:style-name="ro1">
          <table:table-cell table:formula="of:=[.A10]/[.$B$3]" office:value-type="float" office:value="97.04385625" calcext:value-type="float">
            <text:p>97.04385625</text:p>
          </table:table-cell>
          <table:table-cell table:formula="of:=([.B10]/[.$B$3])*13.60569301-[.$B$4]" office:value-type="float" office:value="-3.93120438327878" calcext:value-type="float">
            <text:p>-3.93120438327878</text:p>
          </table:table-cell>
          <table:table-cell/>
          <table:table-cell table:formula="of:=[.D10]/[.$E$3]" office:value-type="float" office:value="97.044046875" calcext:value-type="float">
            <text:p>97.044046875</text:p>
          </table:table-cell>
          <table:table-cell table:formula="of:=([.E10]/[.$E$3])*13.60569301-[.$B$4]" office:value-type="float" office:value="-4.01814816303522" calcext:value-type="float">
            <text:p>-4.01814816303522</text:p>
          </table:table-cell>
          <table:table-cell/>
          <table:table-cell table:formula="of:=[.G10]/[.$H$3]" office:value-type="float" office:value="97.0622875" calcext:value-type="float">
            <text:p>97.0622875</text:p>
          </table:table-cell>
          <table:table-cell table:formula="of:=([.H10]/[.$H$3])*13.60569301-[.$B$4]" office:value-type="float" office:value="-3.12124917892106" calcext:value-type="float">
            <text:p>-3.12124917892106</text:p>
          </table:table-cell>
        </table:table-row>
        <table:table-row table:style-name="ro1">
          <table:table-cell table:formula="of:=[.A11]/[.$B$3]" office:value-type="float" office:value="117.20264375" calcext:value-type="float">
            <text:p>117.20264375</text:p>
          </table:table-cell>
          <table:table-cell table:formula="of:=([.B11]/[.$B$3])*13.60569301-[.$B$4]" office:value-type="float" office:value="-3.85513787038144" calcext:value-type="float">
            <text:p>-3.85513787038144</text:p>
          </table:table-cell>
          <table:table-cell/>
          <table:table-cell table:formula="of:=[.D11]/[.$E$3]" office:value-type="float" office:value="117.202878125" calcext:value-type="float">
            <text:p>117.202878125</text:p>
          </table:table-cell>
          <table:table-cell table:formula="of:=([.E11]/[.$E$3])*13.60569301-[.$B$4]" office:value-type="float" office:value="-3.9324365828661" calcext:value-type="float">
            <text:p>-3.9324365828661</text:p>
          </table:table-cell>
          <table:table-cell/>
          <table:table-cell table:formula="of:=[.G11]/[.$H$3]" office:value-type="float" office:value="117.2249125" calcext:value-type="float">
            <text:p>117.2249125</text:p>
          </table:table-cell>
          <table:table-cell table:formula="of:=([.H11]/[.$H$3])*13.60569301-[.$B$4]" office:value-type="float" office:value="-3.51075404686617" calcext:value-type="float">
            <text:p>-3.51075404686617</text:p>
          </table:table-cell>
        </table:table-row>
        <table:table-row table:style-name="ro1">
          <table:table-cell table:formula="of:=[.A12]/[.$B$3]" office:value-type="float" office:value="139.9760125" calcext:value-type="float">
            <text:p>139.9760125</text:p>
          </table:table-cell>
          <table:table-cell table:formula="of:=([.B12]/[.$B$3])*13.60569301-[.$B$4]" office:value-type="float" office:value="-3.4384640321623" calcext:value-type="float">
            <text:p>-3.4384640321623</text:p>
          </table:table-cell>
          <table:table-cell/>
          <table:table-cell table:formula="of:=[.D12]/[.$E$3]" office:value-type="float" office:value="139.976290625" calcext:value-type="float">
            <text:p>139.976290625</text:p>
          </table:table-cell>
          <table:table-cell table:formula="of:=([.E12]/[.$E$3])*13.60569301-[.$B$4]" office:value-type="float" office:value="-3.50437964363482" calcext:value-type="float">
            <text:p>-3.50437964363482</text:p>
          </table:table-cell>
          <table:table-cell/>
          <table:table-cell table:formula="of:=[.G12]/[.$H$3]" office:value-type="float" office:value="140.0026" calcext:value-type="float">
            <text:p>140.0026</text:p>
          </table:table-cell>
          <table:table-cell table:formula="of:=([.H12]/[.$H$3])*13.60569301-[.$B$4]" office:value-type="float" office:value="-3.37045924952235" calcext:value-type="float">
            <text:p>-3.37045924952235</text:p>
          </table:table-cell>
        </table:table-row>
        <table:table-row table:style-name="ro1">
          <table:table-cell table:formula="of:=[.A13]/[.$B$3]" office:value-type="float" office:value="165.523375" calcext:value-type="float">
            <text:p>165.523375</text:p>
          </table:table-cell>
          <table:table-cell table:formula="of:=([.B13]/[.$B$3])*13.60569301-[.$B$4]" office:value-type="float" office:value="-2.91841590719469" calcext:value-type="float">
            <text:p>-2.91841590719469</text:p>
          </table:table-cell>
          <table:table-cell/>
          <table:table-cell table:formula="of:=[.D13]/[.$E$3]" office:value-type="float" office:value="165.52370625" calcext:value-type="float">
            <text:p>165.52370625</text:p>
          </table:table-cell>
          <table:table-cell table:formula="of:=([.E13]/[.$E$3])*13.60569301-[.$B$4]" office:value-type="float" office:value="-2.96766335848315" calcext:value-type="float">
            <text:p>-2.96766335848315</text:p>
          </table:table-cell>
          <table:table-cell/>
          <table:table-cell table:formula="of:=[.G13]/[.$H$3]" office:value-type="float" office:value="165.554825" calcext:value-type="float">
            <text:p>165.554825</text:p>
          </table:table-cell>
          <table:table-cell table:formula="of:=([.H13]/[.$H$3])*13.60569301-[.$B$4]" office:value-type="float" office:value="-3.00308960258371" calcext:value-type="float">
            <text:p>-3.00308960258371</text:p>
          </table:table-cell>
        </table:table-row>
        <table:table-row table:style-name="ro1">
          <table:table-cell table:formula="of:=[.A14]/[.$B$3]" office:value-type="float" office:value="194.00416875" calcext:value-type="float">
            <text:p>194.00416875</text:p>
          </table:table-cell>
          <table:table-cell table:formula="of:=([.B14]/[.$B$3])*13.60569301-[.$B$4]" office:value-type="float" office:value="-2.40062513676912" calcext:value-type="float">
            <text:p>-2.40062513676912</text:p>
          </table:table-cell>
          <table:table-cell/>
          <table:table-cell table:formula="of:=[.D14]/[.$E$3]" office:value-type="float" office:value="194.004553125" calcext:value-type="float">
            <text:p>194.004553125</text:p>
          </table:table-cell>
          <table:table-cell table:formula="of:=([.E14]/[.$E$3])*13.60569301-[.$B$4]" office:value-type="float" office:value="-2.42999201745897" calcext:value-type="float">
            <text:p>-2.42999201745897</text:p>
          </table:table-cell>
          <table:table-cell/>
          <table:table-cell table:formula="of:=[.G14]/[.$H$3]" office:value-type="float" office:value="194.041025" calcext:value-type="float">
            <text:p>194.041025</text:p>
          </table:table-cell>
          <table:table-cell table:formula="of:=([.H14]/[.$H$3])*13.60569301-[.$B$4]" office:value-type="float" office:value="-2.56286334036031" calcext:value-type="float">
            <text:p>-2.56286334036031</text:p>
          </table:table-cell>
        </table:table-row>
        <table:table-row table:style-name="ro1">
          <table:table-cell table:formula="of:=[.A15]/[.$B$3]" office:value-type="float" office:value="225.57780625" calcext:value-type="float">
            <text:p>225.57780625</text:p>
          </table:table-cell>
          <table:table-cell table:formula="of:=([.B15]/[.$B$3])*13.60569301-[.$B$4]" office:value-type="float" office:value="-1.92583094133624" calcext:value-type="float">
            <text:p>-1.92583094133624</text:p>
          </table:table-cell>
          <table:table-cell/>
          <table:table-cell table:formula="of:=[.D15]/[.$E$3]" office:value-type="float" office:value="225.57825625" calcext:value-type="float">
            <text:p>225.57825625</text:p>
          </table:table-cell>
          <table:table-cell table:formula="of:=([.E15]/[.$E$3])*13.60569301-[.$B$4]" office:value-type="float" office:value="-1.93813124038206" calcext:value-type="float">
            <text:p>-1.93813124038206</text:p>
          </table:table-cell>
          <table:table-cell/>
          <table:table-cell table:formula="of:=[.G15]/[.$H$3]" office:value-type="float" office:value="225.6206625" calcext:value-type="float">
            <text:p>225.6206625</text:p>
          </table:table-cell>
          <table:table-cell table:formula="of:=([.H15]/[.$H$3])*13.60569301-[.$B$4]" office:value-type="float" office:value="-2.12355974820821" calcext:value-type="float">
            <text:p>-2.12355974820821</text:p>
          </table:table-cell>
        </table:table-row>
        <table:table-row table:style-name="ro1">
          <table:table-cell table:formula="of:=[.A16]/[.$B$3]" office:value-type="float" office:value="260.403725" calcext:value-type="float">
            <text:p>260.403725</text:p>
          </table:table-cell>
          <table:table-cell table:formula="of:=([.B16]/[.$B$3])*13.60569301-[.$B$4]" office:value-type="float" office:value="-1.50887711496307" calcext:value-type="float">
            <text:p>-1.50887711496307</text:p>
          </table:table-cell>
          <table:table-cell/>
          <table:table-cell table:formula="of:=[.D16]/[.$E$3]" office:value-type="float" office:value="260.404240625" calcext:value-type="float">
            <text:p>260.404240625</text:p>
          </table:table-cell>
          <table:table-cell table:formula="of:=([.E16]/[.$E$3])*13.60569301-[.$B$4]" office:value-type="float" office:value="-1.51169911001671" calcext:value-type="float">
            <text:p>-1.51169911001671</text:p>
          </table:table-cell>
          <table:table-cell/>
          <table:table-cell table:formula="of:=[.G16]/[.$H$3]" office:value-type="float" office:value="260.4532" calcext:value-type="float">
            <text:p>260.4532</text:p>
          </table:table-cell>
          <table:table-cell table:formula="of:=([.H16]/[.$H$3])*13.60569301-[.$B$4]" office:value-type="float" office:value="-1.716121318349" calcext:value-type="float">
            <text:p>-1.716121318349</text:p>
          </table:table-cell>
        </table:table-row>
        <table:table-row table:style-name="ro1">
          <table:table-cell table:formula="of:=[.A17]/[.$B$3]" office:value-type="float" office:value="298.6413375" calcext:value-type="float">
            <text:p>298.6413375</text:p>
          </table:table-cell>
          <table:table-cell table:formula="of:=([.B17]/[.$B$3])*13.60569301-[.$B$4]" office:value-type="float" office:value="-1.15786873054367" calcext:value-type="float">
            <text:p>-1.15786873054367</text:p>
          </table:table-cell>
          <table:table-cell/>
          <table:table-cell table:formula="of:=[.D17]/[.$E$3]" office:value-type="float" office:value="298.641934375" calcext:value-type="float">
            <text:p>298.641934375</text:p>
          </table:table-cell>
          <table:table-cell table:formula="of:=([.E17]/[.$E$3])*13.60569301-[.$B$4]" office:value-type="float" office:value="-1.15635941275195" calcext:value-type="float">
            <text:p>-1.15635941275195</text:p>
          </table:table-cell>
          <table:table-cell/>
          <table:table-cell table:formula="of:=[.G17]/[.$H$3]" office:value-type="float" office:value="298.698075" calcext:value-type="float">
            <text:p>298.698075</text:p>
          </table:table-cell>
          <table:table-cell table:formula="of:=([.H17]/[.$H$3])*13.60569301-[.$B$4]" office:value-type="float" office:value="-1.35523219904826" calcext:value-type="float">
            <text:p>-1.35523219904826</text:p>
          </table:table-cell>
        </table:table-row>
        <table:table-row table:style-name="ro1">
          <table:table-cell table:formula="of:=[.A18]/[.$B$3]" office:value-type="float" office:value="340.45008125" calcext:value-type="float">
            <text:p>340.45008125</text:p>
          </table:table-cell>
          <table:table-cell table:formula="of:=([.B18]/[.$B$3])*13.60569301-[.$B$4]" office:value-type="float" office:value="-0.87365152645998" calcext:value-type="float">
            <text:p>-0.87365152645998</text:p>
          </table:table-cell>
          <table:table-cell/>
          <table:table-cell table:formula="of:=[.D18]/[.$E$3]" office:value-type="float" office:value="340.450759375" calcext:value-type="float">
            <text:p>340.450759375</text:p>
          </table:table-cell>
          <table:table-cell table:formula="of:=([.E18]/[.$E$3])*13.60569301-[.$B$4]" office:value-type="float" office:value="-0.871014232940979" calcext:value-type="float">
            <text:p>-0.871014232940979</text:p>
          </table:table-cell>
          <table:table-cell/>
          <table:table-cell table:formula="of:=[.G18]/[.$H$3]" office:value-type="float" office:value="340.5147625" calcext:value-type="float">
            <text:p>340.5147625</text:p>
          </table:table-cell>
          <table:table-cell table:formula="of:=([.H18]/[.$H$3])*13.60569301-[.$B$4]" office:value-type="float" office:value="-1.05037229296886" calcext:value-type="float">
            <text:p>-1.05037229296886</text:p>
          </table:table-cell>
        </table:table-row>
        <table:table-row table:style-name="ro1">
          <table:table-cell table:formula="of:=[.A19]/[.$B$3]" office:value-type="float" office:value="385.989375" calcext:value-type="float">
            <text:p>385.989375</text:p>
          </table:table-cell>
          <table:table-cell table:formula="of:=([.B19]/[.$B$3])*13.60569301-[.$B$4]" office:value-type="float" office:value="-0.650141972187157" calcext:value-type="float">
            <text:p>-0.650141972187157</text:p>
          </table:table-cell>
          <table:table-cell/>
          <table:table-cell table:formula="of:=[.D19]/[.$E$3]" office:value-type="float" office:value="385.990140625" calcext:value-type="float">
            <text:p>385.990140625</text:p>
          </table:table-cell>
          <table:table-cell table:formula="of:=([.E19]/[.$E$3])*13.60569301-[.$B$4]" office:value-type="float" office:value="-0.647049797833461" calcext:value-type="float">
            <text:p>-0.647049797833461</text:p>
          </table:table-cell>
          <table:table-cell/>
          <table:table-cell table:formula="of:=[.G19]/[.$H$3]" office:value-type="float" office:value="386.0627125" calcext:value-type="float">
            <text:p>386.0627125</text:p>
          </table:table-cell>
          <table:table-cell table:formula="of:=([.H19]/[.$H$3])*13.60569301-[.$B$4]" office:value-type="float" office:value="-0.802391309652194" calcext:value-type="float">
            <text:p>-0.802391309652194</text:p>
          </table:table-cell>
        </table:table-row>
        <table:table-row table:style-name="ro1">
          <table:table-cell table:formula="of:=[.A20]/[.$B$3]" office:value-type="float" office:value="435.41864375" calcext:value-type="float">
            <text:p>435.41864375</text:p>
          </table:table-cell>
          <table:table-cell table:formula="of:=([.B20]/[.$B$3])*13.60569301-[.$B$4]" office:value-type="float" office:value="-0.476814014827141" calcext:value-type="float">
            <text:p>-0.476814014827141</text:p>
          </table:table-cell>
          <table:table-cell/>
          <table:table-cell table:formula="of:=[.D20]/[.$E$3]" office:value-type="float" office:value="435.419509375" calcext:value-type="float">
            <text:p>435.419509375</text:p>
          </table:table-cell>
          <table:table-cell table:formula="of:=([.E20]/[.$E$3])*13.60569301-[.$B$4]" office:value-type="float" office:value="-0.473825558371573" calcext:value-type="float">
            <text:p>-0.473825558371573</text:p>
          </table:table-cell>
          <table:table-cell/>
          <table:table-cell table:formula="of:=[.G20]/[.$H$3]" office:value-type="float" office:value="435.5013625" calcext:value-type="float">
            <text:p>435.5013625</text:p>
          </table:table-cell>
          <table:table-cell table:formula="of:=([.H20]/[.$H$3])*13.60569301-[.$B$4]" office:value-type="float" office:value="-0.60567062510745" calcext:value-type="float">
            <text:p>-0.60567062510745</text:p>
          </table:table-cell>
        </table:table-row>
        <table:table-row table:style-name="ro1">
          <table:table-cell table:formula="of:=[.A21]/[.$B$3]" office:value-type="float" office:value="488.8973125" calcext:value-type="float">
            <text:p>488.8973125</text:p>
          </table:table-cell>
          <table:table-cell table:formula="of:=([.B21]/[.$B$3])*13.60569301-[.$B$4]" office:value-type="float" office:value="-0.343904455677148" calcext:value-type="float">
            <text:p>-0.343904455677148</text:p>
          </table:table-cell>
          <table:table-cell/>
          <table:table-cell table:formula="of:=[.D21]/[.$E$3]" office:value-type="float" office:value="488.8982875" calcext:value-type="float">
            <text:p>488.8982875</text:p>
          </table:table-cell>
          <table:table-cell table:formula="of:=([.E21]/[.$E$3])*13.60569301-[.$B$4]" office:value-type="float" office:value="-0.341152113267526" calcext:value-type="float">
            <text:p>-0.341152113267526</text:p>
          </table:table-cell>
          <table:table-cell/>
          <table:table-cell table:formula="of:=[.G21]/[.$H$3]" office:value-type="float" office:value="488.9902" calcext:value-type="float">
            <text:p>488.9902</text:p>
          </table:table-cell>
          <table:table-cell table:formula="of:=([.H21]/[.$H$3])*13.60569301-[.$B$4]" office:value-type="float" office:value="-0.451475724563352" calcext:value-type="float">
            <text:p>-0.451475724563352</text:p>
          </table:table-cell>
        </table:table-row>
        <table:table-row table:style-name="ro1">
          <table:table-cell table:formula="of:=[.A22]/[.$B$3]" office:value-type="float" office:value="746.49451875" calcext:value-type="float">
            <text:p>746.49451875</text:p>
          </table:table-cell>
          <table:table-cell table:formula="of:=([.B22]/[.$B$3])*13.60569301-[.$B$4]" office:value-type="float" office:value="-0.0607374495248223" calcext:value-type="float">
            <text:p>-0.060737449524822</text:p>
          </table:table-cell>
          <table:table-cell/>
          <table:table-cell table:formula="of:=[.D22]/[.$E$3]" office:value-type="float" office:value="546.585896875" calcext:value-type="float">
            <text:p>546.585896875</text:p>
          </table:table-cell>
          <table:table-cell table:formula="of:=([.E22]/[.$E$3])*13.60569301-[.$B$4]" office:value-type="float" office:value="-0.239726131994757" calcext:value-type="float">
            <text:p>-0.239726131994757</text:p>
          </table:table-cell>
          <table:table-cell/>
          <table:table-cell table:formula="of:=[.G22]/[.$H$3]" office:value-type="float" office:value="546.68865" calcext:value-type="float">
            <text:p>546.68865</text:p>
          </table:table-cell>
          <table:table-cell table:formula="of:=([.H22]/[.$H$3])*13.60569301-[.$B$4]" office:value-type="float" office:value="-0.331493002370735" calcext:value-type="float">
            <text:p>-0.331493002370735</text:p>
          </table:table-cell>
        </table:table-row>
        <table:table-row table:style-name="ro1">
          <table:table-cell table:number-columns-repeated="3"/>
          <table:table-cell table:formula="of:=[.D23]/[.$E$3]" office:value-type="float" office:value="608.641771875" calcext:value-type="float">
            <text:p>608.641771875</text:p>
          </table:table-cell>
          <table:table-cell table:formula="of:=([.E23]/[.$E$3])*13.60569301-[.$B$4]" office:value-type="float" office:value="-0.16246208001121" calcext:value-type="float">
            <text:p>-0.16246208001121</text:p>
          </table:table-cell>
          <table:table-cell/>
          <table:table-cell table:formula="of:=[.G23]/[.$H$3]" office:value-type="float" office:value="608.7562" calcext:value-type="float">
            <text:p>608.7562</text:p>
          </table:table-cell>
          <table:table-cell table:formula="of:=([.H23]/[.$H$3])*13.60569301-[.$B$4]" office:value-type="float" office:value="-0.238695339181504" calcext:value-type="float">
            <text:p>-0.238695339181504</text:p>
          </table:table-cell>
        </table:table-row>
        <table:table-row table:style-name="ro1">
          <table:table-cell table:number-columns-repeated="3"/>
          <table:table-cell table:formula="of:=[.D24]/[.$E$3]" office:value-type="float" office:value="675.225328125" calcext:value-type="float">
            <text:p>675.225328125</text:p>
          </table:table-cell>
          <table:table-cell table:formula="of:=([.E24]/[.$E$3])*13.60569301-[.$B$4]" office:value-type="float" office:value="-0.103735470122956" calcext:value-type="float">
            <text:p>-0.103735470122956</text:p>
          </table:table-cell>
          <table:table-cell/>
          <table:table-cell table:formula="of:=[.G24]/[.$H$3]" office:value-type="float" office:value="746.6363375" calcext:value-type="float">
            <text:p>746.6363375</text:p>
          </table:table-cell>
          <table:table-cell table:formula="of:=([.H24]/[.$H$3])*13.60569301-[.$B$4]" office:value-type="float" office:value="-0.111028495733081" calcext:value-type="float">
            <text:p>-0.111028495733081</text:p>
          </table:table-cell>
        </table:table-row>
        <table:table-row table:style-name="ro1">
          <table:table-cell table:number-columns-repeated="3"/>
          <table:table-cell table:formula="of:=[.D25]/[.$E$3]" office:value-type="float" office:value="746.496" calcext:value-type="float">
            <text:p>746.496</text:p>
          </table:table-cell>
          <table:table-cell table:formula="of:=([.E25]/[.$E$3])*13.60569301-[.$B$4]" office:value-type="float" office:value="-0.0590155682912155" calcext:value-type="float">
            <text:p>-0.059015568291216</text:p>
          </table:table-cell>
          <table:table-cell table:number-columns-repeated="3"/>
        </table:table-row>
      </table:table>
      <table:table table:name="Ru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CC</text:p>
          </table:table-cell>
          <table:table-cell table:number-columns-repeated="2"/>
          <table:table-cell office:value-type="string" calcext:value-type="string">
            <text:p>FCC</text:p>
          </table:table-cell>
          <table:table-cell table:number-columns-repeated="2"/>
          <table:table-cell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HCP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float" office:value="-5866.398937" calcext:value-type="float">
            <text:p>-5866.39893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29.8547" calcext:value-type="float">
            <text:p>629.8547</text:p>
          </table:table-cell>
          <table:table-cell office:value-type="float" office:value="-6880.4286518" calcext:value-type="float">
            <text:p>-6880.4286518</text:p>
          </table:table-cell>
          <table:table-cell/>
          <table:table-cell office:value-type="float" office:value="1259.712" calcext:value-type="float">
            <text:p>1259.712</text:p>
          </table:table-cell>
          <table:table-cell office:value-type="float" office:value="-13763.65934195" calcext:value-type="float">
            <text:p>-13763.65934195</text:p>
          </table:table-cell>
          <table:table-cell/>
          <table:table-cell office:value-type="float" office:value="314.9872" calcext:value-type="float">
            <text:p>314.9872</text:p>
          </table:table-cell>
          <table:table-cell office:value-type="float" office:value="-3437.05125673" calcext:value-type="float">
            <text:p>-3437.05125673</text:p>
          </table:table-cell>
          <table:table-cell/>
          <table:table-cell office:value-type="float" office:value="618.9138" calcext:value-type="float">
            <text:p>618.9138</text:p>
          </table:table-cell>
          <table:table-cell office:value-type="float" office:value="-6880.52458111" calcext:value-type="float">
            <text:p>-6880.52458111</text:p>
          </table:table-cell>
        </table:table-row>
        <table:table-row table:style-name="ro1">
          <table:table-cell office:value-type="float" office:value="810.5707" calcext:value-type="float">
            <text:p>810.5707</text:p>
          </table:table-cell>
          <table:table-cell office:value-type="float" office:value="-6895.33615576" calcext:value-type="float">
            <text:p>-6895.33615576</text:p>
          </table:table-cell>
          <table:table-cell/>
          <table:table-cell office:value-type="float" office:value="1621.1447" calcext:value-type="float">
            <text:p>1621.1447</text:p>
          </table:table-cell>
          <table:table-cell office:value-type="float" office:value="-13793.07000272" calcext:value-type="float">
            <text:p>-13793.07000272</text:p>
          </table:table-cell>
          <table:table-cell/>
          <table:table-cell office:value-type="float" office:value="405.3624" calcext:value-type="float">
            <text:p>405.3624</text:p>
          </table:table-cell>
          <table:table-cell office:value-type="float" office:value="-3445.721235" calcext:value-type="float">
            <text:p>-3445.721235</text:p>
          </table:table-cell>
          <table:table-cell/>
          <table:table-cell office:value-type="float" office:value="751.1321" calcext:value-type="float">
            <text:p>751.1321</text:p>
          </table:table-cell>
          <table:table-cell office:value-type="float" office:value="-6893.17294719" calcext:value-type="float">
            <text:p>-6893.17294719</text:p>
          </table:table-cell>
        </table:table-row>
        <table:table-row table:style-name="ro1">
          <table:table-cell office:value-type="float" office:value="1022.9167" calcext:value-type="float">
            <text:p>1022.9167</text:p>
          </table:table-cell>
          <table:table-cell office:value-type="float" office:value="-6902.50558611" calcext:value-type="float">
            <text:p>-6902.50558611</text:p>
          </table:table-cell>
          <table:table-cell/>
          <table:table-cell office:value-type="float" office:value="2045.8374" calcext:value-type="float">
            <text:p>2045.8374</text:p>
          </table:table-cell>
          <table:table-cell office:value-type="float" office:value="-13806.94733648" calcext:value-type="float">
            <text:p>-13806.94733648</text:p>
          </table:table-cell>
          <table:table-cell/>
          <table:table-cell office:value-type="float" office:value="511.5555" calcext:value-type="float">
            <text:p>511.5555</text:p>
          </table:table-cell>
          <table:table-cell office:value-type="float" office:value="-3450.02338753" calcext:value-type="float">
            <text:p>-3450.02338753</text:p>
          </table:table-cell>
          <table:table-cell/>
          <table:table-cell office:value-type="float" office:value="1069.483" calcext:value-type="float">
            <text:p>1069.483</text:p>
          </table:table-cell>
          <table:table-cell office:value-type="float" office:value="-6904.45037137" calcext:value-type="float">
            <text:p>-6904.45037137</text:p>
          </table:table-cell>
        </table:table-row>
        <table:table-row table:style-name="ro1">
          <table:table-cell office:value-type="float" office:value="1269.4434" calcext:value-type="float">
            <text:p>1269.4434</text:p>
          </table:table-cell>
          <table:table-cell office:value-type="float" office:value="-6905.41522006" calcext:value-type="float">
            <text:p>-6905.41522006</text:p>
          </table:table-cell>
          <table:table-cell/>
          <table:table-cell office:value-type="float" office:value="2538.8918" calcext:value-type="float">
            <text:p>2538.8918</text:p>
          </table:table-cell>
          <table:table-cell office:value-type="float" office:value="-13812.33350136" calcext:value-type="float">
            <text:p>-13812.33350136</text:p>
          </table:table-cell>
          <table:table-cell/>
          <table:table-cell office:value-type="float" office:value="634.8423" calcext:value-type="float">
            <text:p>634.8423</text:p>
          </table:table-cell>
          <table:table-cell office:value-type="float" office:value="-3451.97730079" calcext:value-type="float">
            <text:p>-3451.97730079</text:p>
          </table:table-cell>
          <table:table-cell/>
          <table:table-cell office:value-type="float" office:value="1467.0549" calcext:value-type="float">
            <text:p>1467.0549</text:p>
          </table:table-cell>
          <table:table-cell office:value-type="float" office:value="-6906.78427686" calcext:value-type="float">
            <text:p>-6906.78427686</text:p>
          </table:table-cell>
        </table:table-row>
        <table:table-row table:style-name="ro1">
          <table:table-cell office:value-type="float" office:value="1552.7017" calcext:value-type="float">
            <text:p>1552.7017</text:p>
          </table:table-cell>
          <table:table-cell office:value-type="float" office:value="-6906.06639029" calcext:value-type="float">
            <text:p>-6906.06639029</text:p>
          </table:table-cell>
          <table:table-cell/>
          <table:table-cell office:value-type="float" office:value="3105.4095" calcext:value-type="float">
            <text:p>3105.4095</text:p>
          </table:table-cell>
          <table:table-cell office:value-type="float" office:value="-13813.25720949" calcext:value-type="float">
            <text:p>-13813.25720949</text:p>
          </table:table-cell>
          <table:table-cell/>
          <table:table-cell office:value-type="float" office:value="776.4983" calcext:value-type="float">
            <text:p>776.4983</text:p>
          </table:table-cell>
          <table:table-cell office:value-type="float" office:value="-3452.66245434" calcext:value-type="float">
            <text:p>-3452.66245434</text:p>
          </table:table-cell>
          <table:table-cell/>
          <table:table-cell office:value-type="float" office:value="1952.65" calcext:value-type="float">
            <text:p>1952.65</text:p>
          </table:table-cell>
          <table:table-cell office:value-type="float" office:value="-6905.88117196" calcext:value-type="float">
            <text:p>-6905.88117196</text:p>
          </table:table-cell>
        </table:table-row>
        <table:table-row table:style-name="ro1">
          <table:table-cell office:value-type="float" office:value="1875.2423" calcext:value-type="float">
            <text:p>1875.2423</text:p>
          </table:table-cell>
          <table:table-cell office:value-type="float" office:value="-6905.60609293" calcext:value-type="float">
            <text:p>-6905.60609293</text:p>
          </table:table-cell>
          <table:table-cell/>
          <table:table-cell office:value-type="float" office:value="3750.4921" calcext:value-type="float">
            <text:p>3750.4921</text:p>
          </table:table-cell>
          <table:table-cell office:value-type="float" office:value="-13812.01459158" calcext:value-type="float">
            <text:p>-13812.01459158</text:p>
          </table:table-cell>
          <table:table-cell/>
          <table:table-cell office:value-type="float" office:value="937.7993" calcext:value-type="float">
            <text:p>937.7993</text:p>
          </table:table-cell>
          <table:table-cell office:value-type="float" office:value="-3452.679179" calcext:value-type="float">
            <text:p>-3452.679179</text:p>
          </table:table-cell>
          <table:table-cell/>
          <table:table-cell office:value-type="float" office:value="2535.0708" calcext:value-type="float">
            <text:p>2535.0708</text:p>
          </table:table-cell>
          <table:table-cell office:value-type="float" office:value="-6904.10368543" calcext:value-type="float">
            <text:p>-6904.10368543</text:p>
          </table:table-cell>
        </table:table-row>
        <table:table-row table:style-name="ro1">
          <table:table-cell office:value-type="float" office:value="2239.6162" calcext:value-type="float">
            <text:p>2239.6162</text:p>
          </table:table-cell>
          <table:table-cell office:value-type="float" office:value="-6904.66910319" calcext:value-type="float">
            <text:p>-6904.66910319</text:p>
          </table:table-cell>
          <table:table-cell/>
          <table:table-cell office:value-type="float" office:value="4479.2413" calcext:value-type="float">
            <text:p>4479.2413</text:p>
          </table:table-cell>
          <table:table-cell office:value-type="float" office:value="-13809.86806476" calcext:value-type="float">
            <text:p>-13809.86806476</text:p>
          </table:table-cell>
          <table:table-cell/>
          <table:table-cell office:value-type="float" office:value="1120.0208" calcext:value-type="float">
            <text:p>1120.0208</text:p>
          </table:table-cell>
          <table:table-cell office:value-type="float" office:value="-3452.36801841" calcext:value-type="float">
            <text:p>-3452.36801841</text:p>
          </table:table-cell>
          <table:table-cell/>
          <table:table-cell office:value-type="float" office:value="3223.1196" calcext:value-type="float">
            <text:p>3223.1196</text:p>
          </table:table-cell>
          <table:table-cell office:value-type="float" office:value="-6902.34736893" calcext:value-type="float">
            <text:p>-6902.34736893</text:p>
          </table:table-cell>
        </table:table-row>
        <table:table-row table:style-name="ro1">
          <table:table-cell office:value-type="float" office:value="2648.374" calcext:value-type="float">
            <text:p>2648.374</text:p>
          </table:table-cell>
          <table:table-cell office:value-type="float" office:value="-6903.58783795" calcext:value-type="float">
            <text:p>-6903.58783795</text:p>
          </table:table-cell>
          <table:table-cell/>
          <table:table-cell office:value-type="float" office:value="5296.7586" calcext:value-type="float">
            <text:p>5296.7586</text:p>
          </table:table-cell>
          <table:table-cell office:value-type="float" office:value="-13807.47794522" calcext:value-type="float">
            <text:p>-13807.47794522</text:p>
          </table:table-cell>
          <table:table-cell/>
          <table:table-cell office:value-type="float" office:value="1324.4386" calcext:value-type="float">
            <text:p>1324.4386</text:p>
          </table:table-cell>
          <table:table-cell office:value-type="float" office:value="-3451.91981811" calcext:value-type="float">
            <text:p>-3451.91981811</text:p>
          </table:table-cell>
          <table:table-cell/>
          <table:table-cell office:value-type="float" office:value="4025.5986" calcext:value-type="float">
            <text:p>4025.5986</text:p>
          </table:table-cell>
          <table:table-cell office:value-type="float" office:value="-6900.89036742" calcext:value-type="float">
            <text:p>-6900.89036742</text:p>
          </table:table-cell>
        </table:table-row>
        <table:table-row table:style-name="ro1">
          <table:table-cell office:value-type="float" office:value="3104.0667" calcext:value-type="float">
            <text:p>3104.0667</text:p>
          </table:table-cell>
          <table:table-cell office:value-type="float" office:value="-6902.52059552" calcext:value-type="float">
            <text:p>-6902.52059552</text:p>
          </table:table-cell>
          <table:table-cell/>
          <table:table-cell office:value-type="float" office:value="6208.1457" calcext:value-type="float">
            <text:p>6208.1457</text:p>
          </table:table-cell>
          <table:table-cell office:value-type="float" office:value="-13805.17600136" calcext:value-type="float">
            <text:p>-13805.17600136</text:p>
          </table:table-cell>
          <table:table-cell/>
          <table:table-cell office:value-type="float" office:value="1552.3282" calcext:value-type="float">
            <text:p>1552.3282</text:p>
          </table:table-cell>
          <table:table-cell office:value-type="float" office:value="-3451.43740516" calcext:value-type="float">
            <text:p>-3451.43740516</text:p>
          </table:table-cell>
          <table:table-cell/>
          <table:table-cell office:value-type="float" office:value="4951.3102" calcext:value-type="float">
            <text:p>4951.3102</text:p>
          </table:table-cell>
          <table:table-cell office:value-type="float" office:value="-6899.77088895" calcext:value-type="float">
            <text:p>-6899.77088895</text:p>
          </table:table-cell>
        </table:table-row>
        <table:table-row table:style-name="ro1">
          <table:table-cell office:value-type="float" office:value="3609.2449" calcext:value-type="float">
            <text:p>3609.2449</text:p>
          </table:table-cell>
          <table:table-cell office:value-type="float" office:value="-6901.53816401" calcext:value-type="float">
            <text:p>-6901.53816401</text:p>
          </table:table-cell>
          <table:table-cell/>
          <table:table-cell office:value-type="float" office:value="7218.5042" calcext:value-type="float">
            <text:p>7218.5042</text:p>
          </table:table-cell>
          <table:table-cell office:value-type="float" office:value="-13803.11647842" calcext:value-type="float">
            <text:p>-13803.11647842</text:p>
          </table:table-cell>
          <table:table-cell/>
          <table:table-cell office:value-type="float" office:value="1804.9653" calcext:value-type="float">
            <text:p>1804.9653</text:p>
          </table:table-cell>
          <table:table-cell office:value-type="float" office:value="-3450.97250324" calcext:value-type="float">
            <text:p>-3450.97250324</text:p>
          </table:table-cell>
          <table:table-cell/>
          <table:table-cell office:value-type="float" office:value="6009.0568" calcext:value-type="float">
            <text:p>6009.0568</text:p>
          </table:table-cell>
          <table:table-cell office:value-type="float" office:value="-6898.95156634" calcext:value-type="float">
            <text:p>-6898.95156634</text:p>
          </table:table-cell>
        </table:table-row>
        <table:table-row table:style-name="ro1">
          <table:table-cell office:value-type="float" office:value="4166.4596" calcext:value-type="float">
            <text:p>4166.4596</text:p>
          </table:table-cell>
          <table:table-cell office:value-type="float" office:value="-6900.67354128" calcext:value-type="float">
            <text:p>-6900.67354128</text:p>
          </table:table-cell>
          <table:table-cell/>
          <table:table-cell office:value-type="float" office:value="8332.9357" calcext:value-type="float">
            <text:p>8332.9357</text:p>
          </table:table-cell>
          <table:table-cell office:value-type="float" office:value="-13801.34928307" calcext:value-type="float">
            <text:p>-13801.34928307</text:p>
          </table:table-cell>
          <table:table-cell/>
          <table:table-cell office:value-type="float" office:value="2083.6256" calcext:value-type="float">
            <text:p>2083.6256</text:p>
          </table:table-cell>
          <table:table-cell office:value-type="float" office:value="-3450.54793985" calcext:value-type="float">
            <text:p>-3450.54793985</text:p>
          </table:table-cell>
          <table:table-cell/>
          <table:table-cell office:value-type="float" office:value="7207.6406" calcext:value-type="float">
            <text:p>7207.6406</text:p>
          </table:table-cell>
          <table:table-cell office:value-type="float" office:value="-6898.36880709" calcext:value-type="float">
            <text:p>-6898.36880709</text:p>
          </table:table-cell>
        </table:table-row>
        <table:table-row table:style-name="ro1">
          <table:table-cell office:value-type="float" office:value="4778.2614" calcext:value-type="float">
            <text:p>4778.2614</text:p>
          </table:table-cell>
          <table:table-cell office:value-type="float" office:value="-6899.94081679" calcext:value-type="float">
            <text:p>-6899.94081679</text:p>
          </table:table-cell>
          <table:table-cell/>
          <table:table-cell office:value-type="float" office:value="9556.5419" calcext:value-type="float">
            <text:p>9556.5419</text:p>
          </table:table-cell>
          <table:table-cell office:value-type="float" office:value="-13799.87373616" calcext:value-type="float">
            <text:p>-13799.87373616</text:p>
          </table:table-cell>
          <table:table-cell/>
          <table:table-cell office:value-type="float" office:value="2389.5846" calcext:value-type="float">
            <text:p>2389.5846</text:p>
          </table:table-cell>
          <table:table-cell office:value-type="float" office:value="-3450.17345599" calcext:value-type="float">
            <text:p>-3450.17345599</text:p>
          </table:table-cell>
          <table:table-cell/>
          <table:table-cell office:value-type="float" office:value="8555.8641" calcext:value-type="float">
            <text:p>8555.8641</text:p>
          </table:table-cell>
          <table:table-cell office:value-type="float" office:value="-6897.95876236" calcext:value-type="float">
            <text:p>-6897.95876236</text:p>
          </table:table-cell>
        </table:table-row>
        <table:table-row table:style-name="ro1">
          <table:table-cell office:value-type="float" office:value="5447.2013" calcext:value-type="float">
            <text:p>5447.2013</text:p>
          </table:table-cell>
          <table:table-cell office:value-type="float" office:value="-6899.33848565" calcext:value-type="float">
            <text:p>-6899.33848565</text:p>
          </table:table-cell>
          <table:table-cell/>
          <table:table-cell office:value-type="float" office:value="10894.4243" calcext:value-type="float">
            <text:p>10894.4243</text:p>
          </table:table-cell>
          <table:table-cell office:value-type="float" office:value="-13798.66743264" calcext:value-type="float">
            <text:p>-13798.66743264</text:p>
          </table:table-cell>
          <table:table-cell/>
          <table:table-cell office:value-type="float" office:value="2724.1181" calcext:value-type="float">
            <text:p>2724.1181</text:p>
          </table:table-cell>
          <table:table-cell office:value-type="float" office:value="-3449.85451916" calcext:value-type="float">
            <text:p>-3449.85451916</text:p>
          </table:table-cell>
          <table:table-cell/>
          <table:table-cell office:value-type="float" office:value="11736.4391" calcext:value-type="float">
            <text:p>11736.4391</text:p>
          </table:table-cell>
          <table:table-cell office:value-type="float" office:value="-6897.46953028" calcext:value-type="float">
            <text:p>-6897.46953028</text:p>
          </table:table-cell>
        </table:table-row>
        <table:table-row table:style-name="ro1">
          <table:table-cell office:value-type="float" office:value="6175.83" calcext:value-type="float">
            <text:p>6175.83</text:p>
          </table:table-cell>
          <table:table-cell office:value-type="float" office:value="-6898.85315269" calcext:value-type="float">
            <text:p>-6898.85315269</text:p>
          </table:table-cell>
          <table:table-cell/>
          <table:table-cell office:value-type="float" office:value="12351.6845" calcext:value-type="float">
            <text:p>12351.6845</text:p>
          </table:table-cell>
          <table:table-cell office:value-type="float" office:value="-13797.69693753" calcext:value-type="float">
            <text:p>-13797.69693753</text:p>
          </table:table-cell>
          <table:table-cell/>
          <table:table-cell office:value-type="float" office:value="3088.5017" calcext:value-type="float">
            <text:p>3088.5017</text:p>
          </table:table-cell>
          <table:table-cell office:value-type="float" office:value="-3449.59093604" calcext:value-type="float">
            <text:p>-3449.59093604</text:p>
          </table:table-cell>
          <table:table-cell table:number-columns-repeated="3"/>
        </table:table-row>
        <table:table-row table:style-name="ro1">
          <table:table-cell office:value-type="float" office:value="6966.6983" calcext:value-type="float">
            <text:p>6966.6983</text:p>
          </table:table-cell>
          <table:table-cell office:value-type="float" office:value="-6898.4664564" calcext:value-type="float">
            <text:p>-6898.4664564</text:p>
          </table:table-cell>
          <table:table-cell/>
          <table:table-cell office:value-type="float" office:value="13933.4243" calcext:value-type="float">
            <text:p>13933.4243</text:p>
          </table:table-cell>
          <table:table-cell office:value-type="float" office:value="-13796.92370622" calcext:value-type="float">
            <text:p>-13796.92370622</text:p>
          </table:table-cell>
          <table:table-cell/>
          <table:table-cell office:value-type="float" office:value="3484.0109" calcext:value-type="float">
            <text:p>3484.0109</text:p>
          </table:table-cell>
          <table:table-cell office:value-type="float" office:value="-3449.37716913" calcext:value-type="float">
            <text:p>-3449.37716913</text:p>
          </table:table-cell>
          <table:table-cell table:number-columns-repeated="3"/>
        </table:table-row>
        <table:table-row table:style-name="ro1">
          <table:table-cell office:value-type="float" office:value="7822.357" calcext:value-type="float">
            <text:p>7822.357</text:p>
          </table:table-cell>
          <table:table-cell office:value-type="float" office:value="-6898.15971108" calcext:value-type="float">
            <text:p>-6898.15971108</text:p>
          </table:table-cell>
          <table:table-cell/>
          <table:table-cell office:value-type="float" office:value="15644.7452" calcext:value-type="float">
            <text:p>15644.7452</text:p>
          </table:table-cell>
          <table:table-cell office:value-type="float" office:value="-13796.31053945" calcext:value-type="float">
            <text:p>-13796.31053945</text:p>
          </table:table-cell>
          <table:table-cell/>
          <table:table-cell office:value-type="float" office:value="3911.9216" calcext:value-type="float">
            <text:p>3911.9216</text:p>
          </table:table-cell>
          <table:table-cell office:value-type="float" office:value="-3449.20524731" calcext:value-type="float">
            <text:p>-3449.20524731</text:p>
          </table:table-cell>
          <table:table-cell table:number-columns-repeated="3"/>
        </table:table-row>
        <table:table-row table:style-name="ro1">
          <table:table-cell office:value-type="float" office:value="8745.357" calcext:value-type="float">
            <text:p>8745.357</text:p>
          </table:table-cell>
          <table:table-cell office:value-type="float" office:value="-6897.91673191" calcext:value-type="float">
            <text:p>-6897.91673191</text:p>
          </table:table-cell>
          <table:table-cell/>
          <table:table-cell office:value-type="float" office:value="17490.7487" calcext:value-type="float">
            <text:p>17490.7487</text:p>
          </table:table-cell>
          <table:table-cell office:value-type="float" office:value="-13795.82494172" calcext:value-type="float">
            <text:p>-13795.82494172</text:p>
          </table:table-cell>
          <table:table-cell/>
          <table:table-cell office:value-type="float" office:value="4373.5092" calcext:value-type="float">
            <text:p>4373.5092</text:p>
          </table:table-cell>
          <table:table-cell office:value-type="float" office:value="-3449.06736474" calcext:value-type="float">
            <text:p>-3449.06736474</text:p>
          </table:table-cell>
          <table:table-cell table:number-columns-repeated="3"/>
        </table:table-row>
        <table:table-row table:style-name="ro1">
          <table:table-cell office:value-type="float" office:value="9738.249" calcext:value-type="float">
            <text:p>9738.249</text:p>
          </table:table-cell>
          <table:table-cell office:value-type="float" office:value="-6897.72444601" calcext:value-type="float">
            <text:p>-6897.72444601</text:p>
          </table:table-cell>
          <table:table-cell/>
          <table:table-cell office:value-type="float" office:value="19476.5367" calcext:value-type="float">
            <text:p>19476.5367</text:p>
          </table:table-cell>
          <table:table-cell office:value-type="float" office:value="-13795.44059535" calcext:value-type="float">
            <text:p>-13795.44059535</text:p>
          </table:table-cell>
          <table:table-cell/>
          <table:table-cell office:value-type="float" office:value="4870.0496" calcext:value-type="float">
            <text:p>4870.0496</text:p>
          </table:table-cell>
          <table:table-cell office:value-type="float" office:value="-3448.95692948" calcext:value-type="float">
            <text:p>-3448.95692948</text:p>
          </table:table-cell>
          <table:table-cell table:number-columns-repeated="3"/>
        </table:table-row>
        <table:table-row table:style-name="ro1">
          <table:table-cell office:value-type="float" office:value="10803.5838" calcext:value-type="float">
            <text:p>10803.5838</text:p>
          </table:table-cell>
          <table:table-cell office:value-type="float" office:value="-6897.57234882" calcext:value-type="float">
            <text:p>-6897.57234882</text:p>
          </table:table-cell>
          <table:table-cell/>
          <table:table-cell office:value-type="float" office:value="21607.2105" calcext:value-type="float">
            <text:p>21607.2105</text:p>
          </table:table-cell>
          <table:table-cell office:value-type="float" office:value="-13795.13682524" calcext:value-type="float">
            <text:p>-13795.13682524</text:p>
          </table:table-cell>
          <table:table-cell/>
          <table:table-cell office:value-type="float" office:value="5402.8182" calcext:value-type="float">
            <text:p>5402.8182</text:p>
          </table:table-cell>
          <table:table-cell office:value-type="float" office:value="-3448.86831234" calcext:value-type="float">
            <text:p>-3448.86831234</text:p>
          </table:table-cell>
          <table:table-cell table:number-columns-repeated="3"/>
        </table:table-row>
        <table:table-row table:style-name="ro1">
          <table:table-cell office:value-type="float" office:value="11943.9123" calcext:value-type="float">
            <text:p>11943.9123</text:p>
          </table:table-cell>
          <table:table-cell office:value-type="float" office:value="-6897.45234206" calcext:value-type="float">
            <text:p>-6897.45234206</text:p>
          </table:table-cell>
          <table:table-cell/>
          <table:table-cell office:value-type="float" office:value="23887.872" calcext:value-type="float">
            <text:p>23887.872</text:p>
          </table:table-cell>
          <table:table-cell office:value-type="float" office:value="-13794.89676476" calcext:value-type="float">
            <text:p>-13794.89676476</text:p>
          </table:table-cell>
          <table:table-cell/>
          <table:table-cell office:value-type="float" office:value="5973.0907" calcext:value-type="float">
            <text:p>5973.0907</text:p>
          </table:table-cell>
          <table:table-cell office:value-type="float" office:value="-3448.79716866" calcext:value-type="float">
            <text:p>-3448.79716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794.7576" calcext:value-type="float">
            <text:p>31794.7576</text:p>
          </table:table-cell>
          <table:table-cell office:value-type="float" office:value="-13794.44002534" calcext:value-type="float">
            <text:p>-13794.44002534</text:p>
          </table:table-cell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formula="of:=[.A6]/[.$B$3]" office:value-type="float" office:value="39.36591875" calcext:value-type="float">
            <text:p>39.36591875</text:p>
          </table:table-cell>
          <table:table-cell table:formula="of:=([.B6]/[.$B$3])*13.60569301-[.$B$4]" office:value-type="float" office:value="15.5864361500635" calcext:value-type="float">
            <text:p>15.5864361500635</text:p>
          </table:table-cell>
          <table:table-cell/>
          <table:table-cell table:formula="of:=[.D6]/[.$E$3]" office:value-type="float" office:value="39.366" calcext:value-type="float">
            <text:p>39.366</text:p>
          </table:table-cell>
          <table:table-cell table:formula="of:=([.E6]/[.$E$3])*13.60569301-[.$B$4]" office:value-type="float" office:value="14.3950713503027" calcext:value-type="float">
            <text:p>14.3950713503027</text:p>
          </table:table-cell>
          <table:table-cell/>
          <table:table-cell table:formula="of:=[.G6]/[.$H$3]" office:value-type="float" office:value="39.3734" calcext:value-type="float">
            <text:p>39.3734</text:p>
          </table:table-cell>
          <table:table-cell table:formula="of:=([.H6]/[.$H$3])*13.60569301-[.$B$4]" office:value-type="float" office:value="20.9659046621155" calcext:value-type="float">
            <text:p>20.9659046621155</text:p>
          </table:table-cell>
          <table:table-cell/>
          <table:table-cell table:formula="of:=[.J6]/[.$K$3]" office:value-type="float" office:value="38.6821125" calcext:value-type="float">
            <text:p>38.6821125</text:p>
          </table:table-cell>
          <table:table-cell table:formula="of:=([.K6]/[.$K$3])*13.60569301-[.$B$4]" office:value-type="float" office:value="15.5048621036558" calcext:value-type="float">
            <text:p>15.5048621036558</text:p>
          </table:table-cell>
        </table:table-row>
        <table:table-row table:style-name="ro1">
          <table:table-cell table:formula="of:=[.A7]/[.$B$3]" office:value-type="float" office:value="50.66066875" calcext:value-type="float">
            <text:p>50.66066875</text:p>
          </table:table-cell>
          <table:table-cell table:formula="of:=([.B7]/[.$B$3])*13.60569301-[.$B$4]" office:value-type="float" office:value="2.90975349849396" calcext:value-type="float">
            <text:p>2.90975349849396</text:p>
          </table:table-cell>
          <table:table-cell/>
          <table:table-cell table:formula="of:=[.D7]/[.$E$3]" office:value-type="float" office:value="50.660771875" calcext:value-type="float">
            <text:p>50.660771875</text:p>
          </table:table-cell>
          <table:table-cell table:formula="of:=([.E7]/[.$E$3])*13.60569301-[.$B$4]" office:value-type="float" office:value="1.8903081734943" calcext:value-type="float">
            <text:p>1.8903081734943</text:p>
          </table:table-cell>
          <table:table-cell/>
          <table:table-cell table:formula="of:=[.G7]/[.$H$3]" office:value-type="float" office:value="50.6703" calcext:value-type="float">
            <text:p>50.6703</text:p>
          </table:table-cell>
          <table:table-cell table:formula="of:=([.H7]/[.$H$3])*13.60569301-[.$B$4]" office:value-type="float" office:value="6.22077181899203" calcext:value-type="float">
            <text:p>6.22077181899203</text:p>
          </table:table-cell>
          <table:table-cell/>
          <table:table-cell table:formula="of:=[.J7]/[.$K$3]" office:value-type="float" office:value="46.94575625" calcext:value-type="float">
            <text:p>46.94575625</text:p>
          </table:table-cell>
          <table:table-cell table:formula="of:=([.K7]/[.$K$3])*13.60569301-[.$B$4]" office:value-type="float" office:value="4.74925048099522" calcext:value-type="float">
            <text:p>4.74925048099522</text:p>
          </table:table-cell>
        </table:table-row>
        <table:table-row table:style-name="ro1">
          <table:table-cell table:formula="of:=[.A8]/[.$B$3]" office:value-type="float" office:value="63.93229375" calcext:value-type="float">
            <text:p>63.93229375</text:p>
          </table:table-cell>
          <table:table-cell table:formula="of:=([.B8]/[.$B$3])*13.60569301-[.$B$4]" office:value-type="float" office:value="-3.18681327642389" calcext:value-type="float">
            <text:p>-3.18681327642389</text:p>
          </table:table-cell>
          <table:table-cell/>
          <table:table-cell table:formula="of:=[.D8]/[.$E$3]" office:value-type="float" office:value="63.93241875" calcext:value-type="float">
            <text:p>63.93241875</text:p>
          </table:table-cell>
          <table:table-cell table:formula="of:=([.E8]/[.$E$3])*13.60569301-[.$B$4]" office:value-type="float" office:value="-4.01002754325145" calcext:value-type="float">
            <text:p>-4.01002754325145</text:p>
          </table:table-cell>
          <table:table-cell/>
          <table:table-cell table:formula="of:=[.G8]/[.$H$3]" office:value-type="float" office:value="63.9444375" calcext:value-type="float">
            <text:p>63.9444375</text:p>
          </table:table-cell>
          <table:table-cell table:formula="of:=([.H8]/[.$H$3])*13.60569301-[.$B$4]" office:value-type="float" office:value="-1.0959490066798" calcext:value-type="float">
            <text:p>-1.0959490066798</text:p>
          </table:table-cell>
          <table:table-cell/>
          <table:table-cell table:formula="of:=[.J8]/[.$K$3]" office:value-type="float" office:value="66.8426875" calcext:value-type="float">
            <text:p>66.8426875</text:p>
          </table:table-cell>
          <table:table-cell table:formula="of:=([.K8]/[.$K$3])*13.60569301-[.$B$4]" office:value-type="float" office:value="-4.84057272754399" calcext:value-type="float">
            <text:p>-4.84057272754399</text:p>
          </table:table-cell>
        </table:table-row>
        <table:table-row table:style-name="ro1">
          <table:table-cell table:formula="of:=[.A9]/[.$B$3]" office:value-type="float" office:value="79.3402125" calcext:value-type="float">
            <text:p>79.3402125</text:p>
          </table:table-cell>
          <table:table-cell table:formula="of:=([.B9]/[.$B$3])*13.60569301-[.$B$4]" office:value-type="float" office:value="-5.66103741987172" calcext:value-type="float">
            <text:p>-5.66103741987172</text:p>
          </table:table-cell>
          <table:table-cell/>
          <table:table-cell table:formula="of:=[.D9]/[.$E$3]" office:value-type="float" office:value="79.34036875" calcext:value-type="float">
            <text:p>79.34036875</text:p>
          </table:table-cell>
          <table:table-cell table:formula="of:=([.E9]/[.$E$3])*13.60569301-[.$B$4]" office:value-type="float" office:value="-6.30010585133095" calcext:value-type="float">
            <text:p>-6.30010585133095</text:p>
          </table:table-cell>
          <table:table-cell/>
          <table:table-cell table:formula="of:=[.G9]/[.$H$3]" office:value-type="float" office:value="79.3552875" calcext:value-type="float">
            <text:p>79.3552875</text:p>
          </table:table-cell>
          <table:table-cell table:formula="of:=([.H9]/[.$H$3])*13.60569301-[.$B$4]" office:value-type="float" office:value="-4.41899200464559" calcext:value-type="float">
            <text:p>-4.41899200464559</text:p>
          </table:table-cell>
          <table:table-cell/>
          <table:table-cell table:formula="of:=[.J9]/[.$K$3]" office:value-type="float" office:value="91.69093125" calcext:value-type="float">
            <text:p>91.69093125</text:p>
          </table:table-cell>
          <table:table-cell table:formula="of:=([.K9]/[.$K$3])*13.60569301-[.$B$4]" office:value-type="float" office:value="-6.82522282825084" calcext:value-type="float">
            <text:p>-6.82522282825084</text:p>
          </table:table-cell>
        </table:table-row>
        <table:table-row table:style-name="ro1">
          <table:table-cell table:formula="of:=[.A10]/[.$B$3]" office:value-type="float" office:value="97.04385625" calcext:value-type="float">
            <text:p>97.04385625</text:p>
          </table:table-cell>
          <table:table-cell table:formula="of:=([.B10]/[.$B$3])*13.60569301-[.$B$4]" office:value-type="float" office:value="-6.21476381028606" calcext:value-type="float">
            <text:p>-6.21476381028606</text:p>
          </table:table-cell>
          <table:table-cell/>
          <table:table-cell table:formula="of:=[.D10]/[.$E$3]" office:value-type="float" office:value="97.044046875" calcext:value-type="float">
            <text:p>97.044046875</text:p>
          </table:table-cell>
          <table:table-cell table:formula="of:=([.E10]/[.$E$3])*13.60569301-[.$B$4]" office:value-type="float" office:value="-6.69284614031858" calcext:value-type="float">
            <text:p>-6.69284614031858</text:p>
          </table:table-cell>
          <table:table-cell/>
          <table:table-cell table:formula="of:=[.G10]/[.$H$3]" office:value-type="float" office:value="97.0622875" calcext:value-type="float">
            <text:p>97.0622875</text:p>
          </table:table-cell>
          <table:table-cell table:formula="of:=([.H10]/[.$H$3])*13.60569301-[.$B$4]" office:value-type="float" office:value="-5.5842406128977" calcext:value-type="float">
            <text:p>-5.5842406128977</text:p>
          </table:table-cell>
          <table:table-cell/>
          <table:table-cell table:formula="of:=[.J10]/[.$K$3]" office:value-type="float" office:value="122.040625" calcext:value-type="float">
            <text:p>122.040625</text:p>
          </table:table-cell>
          <table:table-cell table:formula="of:=([.K10]/[.$K$3])*13.60569301-[.$B$4]" office:value-type="float" office:value="-6.05726232667348" calcext:value-type="float">
            <text:p>-6.05726232667348</text:p>
          </table:table-cell>
        </table:table-row>
        <table:table-row table:style-name="ro1">
          <table:table-cell table:formula="of:=[.A11]/[.$B$3]" office:value-type="float" office:value="117.20264375" calcext:value-type="float">
            <text:p>117.20264375</text:p>
          </table:table-cell>
          <table:table-cell table:formula="of:=([.B11]/[.$B$3])*13.60569301-[.$B$4]" office:value-type="float" office:value="-5.82334727444413" calcext:value-type="float">
            <text:p>-5.82334727444413</text:p>
          </table:table-cell>
          <table:table-cell/>
          <table:table-cell table:formula="of:=[.D11]/[.$E$3]" office:value-type="float" office:value="117.202878125" calcext:value-type="float">
            <text:p>117.202878125</text:p>
          </table:table-cell>
          <table:table-cell table:formula="of:=([.E11]/[.$E$3])*13.60569301-[.$B$4]" office:value-type="float" office:value="-6.16451245868757" calcext:value-type="float">
            <text:p>-6.16451245868757</text:p>
          </table:table-cell>
          <table:table-cell/>
          <table:table-cell table:formula="of:=[.G11]/[.$H$3]" office:value-type="float" office:value="117.2249125" calcext:value-type="float">
            <text:p>117.2249125</text:p>
          </table:table-cell>
          <table:table-cell table:formula="of:=([.H11]/[.$H$3])*13.60569301-[.$B$4]" office:value-type="float" office:value="-5.61268443660538" calcext:value-type="float">
            <text:p>-5.61268443660538</text:p>
          </table:table-cell>
          <table:table-cell/>
          <table:table-cell table:formula="of:=[.J11]/[.$K$3]" office:value-type="float" office:value="158.441925" calcext:value-type="float">
            <text:p>158.441925</text:p>
          </table:table-cell>
          <table:table-cell table:formula="of:=([.K11]/[.$K$3])*13.60569301-[.$B$4]" office:value-type="float" office:value="-4.54576632313638" calcext:value-type="float">
            <text:p>-4.54576632313638</text:p>
          </table:table-cell>
        </table:table-row>
        <table:table-row table:style-name="ro1">
          <table:table-cell table:formula="of:=[.A12]/[.$B$3]" office:value-type="float" office:value="139.9760125" calcext:value-type="float">
            <text:p>139.9760125</text:p>
          </table:table-cell>
          <table:table-cell table:formula="of:=([.B12]/[.$B$3])*13.60569301-[.$B$4]" office:value-type="float" office:value="-5.02657260219712" calcext:value-type="float">
            <text:p>-5.02657260219712</text:p>
          </table:table-cell>
          <table:table-cell/>
          <table:table-cell table:formula="of:=[.D12]/[.$E$3]" office:value-type="float" office:value="139.976290625" calcext:value-type="float">
            <text:p>139.976290625</text:p>
          </table:table-cell>
          <table:table-cell table:formula="of:=([.E12]/[.$E$3])*13.60569301-[.$B$4]" office:value-type="float" office:value="-5.25185667897949" calcext:value-type="float">
            <text:p>-5.25185667897949</text:p>
          </table:table-cell>
          <table:table-cell/>
          <table:table-cell table:formula="of:=[.G12]/[.$H$3]" office:value-type="float" office:value="140.0026" calcext:value-type="float">
            <text:p>140.0026</text:p>
          </table:table-cell>
          <table:table-cell table:formula="of:=([.H12]/[.$H$3])*13.60569301-[.$B$4]" office:value-type="float" office:value="-5.08349000356066" calcext:value-type="float">
            <text:p>-5.08349000356066</text:p>
          </table:table-cell>
          <table:table-cell/>
          <table:table-cell table:formula="of:=[.J12]/[.$K$3]" office:value-type="float" office:value="201.444975" calcext:value-type="float">
            <text:p>201.444975</text:p>
          </table:table-cell>
          <table:table-cell table:formula="of:=([.K12]/[.$K$3])*13.60569301-[.$B$4]" office:value-type="float" office:value="-3.05227237767394" calcext:value-type="float">
            <text:p>-3.05227237767394</text:p>
          </table:table-cell>
        </table:table-row>
        <table:table-row table:style-name="ro1">
          <table:table-cell table:formula="of:=[.A13]/[.$B$3]" office:value-type="float" office:value="165.523375" calcext:value-type="float">
            <text:p>165.523375</text:p>
          </table:table-cell>
          <table:table-cell table:formula="of:=([.B13]/[.$B$3])*13.60569301-[.$B$4]" office:value-type="float" office:value="-4.10711241983245" calcext:value-type="float">
            <text:p>-4.10711241983245</text:p>
          </table:table-cell>
          <table:table-cell/>
          <table:table-cell table:formula="of:=[.D13]/[.$E$3]" office:value-type="float" office:value="165.52370625" calcext:value-type="float">
            <text:p>165.52370625</text:p>
          </table:table-cell>
          <table:table-cell table:formula="of:=([.E13]/[.$E$3])*13.60569301-[.$B$4]" office:value-type="float" office:value="-4.23563065652888" calcext:value-type="float">
            <text:p>-4.23563065652888</text:p>
          </table:table-cell>
          <table:table-cell/>
          <table:table-cell table:formula="of:=[.G13]/[.$H$3]" office:value-type="float" office:value="165.554825" calcext:value-type="float">
            <text:p>165.554825</text:p>
          </table:table-cell>
          <table:table-cell table:formula="of:=([.H13]/[.$H$3])*13.60569301-[.$B$4]" office:value-type="float" office:value="-4.32123054246222" calcext:value-type="float">
            <text:p>-4.32123054246222</text:p>
          </table:table-cell>
          <table:table-cell/>
          <table:table-cell table:formula="of:=[.J13]/[.$K$3]" office:value-type="float" office:value="251.5999125" calcext:value-type="float">
            <text:p>251.5999125</text:p>
          </table:table-cell>
          <table:table-cell table:formula="of:=([.K13]/[.$K$3])*13.60569301-[.$B$4]" office:value-type="float" office:value="-1.81330267391422" calcext:value-type="float">
            <text:p>-1.81330267391422</text:p>
          </table:table-cell>
        </table:table-row>
        <table:table-row table:style-name="ro1">
          <table:table-cell table:formula="of:=[.A14]/[.$B$3]" office:value-type="float" office:value="194.00416875" calcext:value-type="float">
            <text:p>194.00416875</text:p>
          </table:table-cell>
          <table:table-cell table:formula="of:=([.B14]/[.$B$3])*13.60569301-[.$B$4]" office:value-type="float" office:value="-3.19957661546869" calcext:value-type="float">
            <text:p>-3.19957661546869</text:p>
          </table:table-cell>
          <table:table-cell/>
          <table:table-cell table:formula="of:=[.D14]/[.$E$3]" office:value-type="float" office:value="194.004553125" calcext:value-type="float">
            <text:p>194.004553125</text:p>
          </table:table-cell>
          <table:table-cell table:formula="of:=([.E14]/[.$E$3])*13.60569301-[.$B$4]" office:value-type="float" office:value="-3.25689498510928" calcext:value-type="float">
            <text:p>-3.25689498510928</text:p>
          </table:table-cell>
          <table:table-cell/>
          <table:table-cell table:formula="of:=[.G14]/[.$H$3]" office:value-type="float" office:value="194.041025" calcext:value-type="float">
            <text:p>194.041025</text:p>
          </table:table-cell>
          <table:table-cell table:formula="of:=([.H14]/[.$H$3])*13.60569301-[.$B$4]" office:value-type="float" office:value="-3.50078522974309" calcext:value-type="float">
            <text:p>-3.50078522974309</text:p>
          </table:table-cell>
          <table:table-cell/>
          <table:table-cell table:formula="of:=[.J14]/[.$K$3]" office:value-type="float" office:value="309.4568875" calcext:value-type="float">
            <text:p>309.4568875</text:p>
          </table:table-cell>
          <table:table-cell table:formula="of:=([.K14]/[.$K$3])*13.60569301-[.$B$4]" office:value-type="float" office:value="-0.861347649281015" calcext:value-type="float">
            <text:p>-0.861347649281015</text:p>
          </table:table-cell>
        </table:table-row>
        <table:table-row table:style-name="ro1">
          <table:table-cell table:formula="of:=[.A15]/[.$B$3]" office:value-type="float" office:value="225.57780625" calcext:value-type="float">
            <text:p>225.57780625</text:p>
          </table:table-cell>
          <table:table-cell table:formula="of:=([.B15]/[.$B$3])*13.60569301-[.$B$4]" office:value-type="float" office:value="-2.36416026994357" calcext:value-type="float">
            <text:p>-2.36416026994357</text:p>
          </table:table-cell>
          <table:table-cell/>
          <table:table-cell table:formula="of:=[.D15]/[.$E$3]" office:value-type="float" office:value="225.57825625" calcext:value-type="float">
            <text:p>225.57825625</text:p>
          </table:table-cell>
          <table:table-cell table:formula="of:=([.E15]/[.$E$3])*13.60569301-[.$B$4]" office:value-type="float" office:value="-2.38123133296267" calcext:value-type="float">
            <text:p>-2.38123133296267</text:p>
          </table:table-cell>
          <table:table-cell/>
          <table:table-cell table:formula="of:=[.G15]/[.$H$3]" office:value-type="float" office:value="225.6206625" calcext:value-type="float">
            <text:p>225.6206625</text:p>
          </table:table-cell>
          <table:table-cell table:formula="of:=([.H15]/[.$H$3])*13.60569301-[.$B$4]" office:value-type="float" office:value="-2.71012112933386" calcext:value-type="float">
            <text:p>-2.71012112933386</text:p>
          </table:table-cell>
          <table:table-cell/>
          <table:table-cell table:formula="of:=[.J15]/[.$K$3]" office:value-type="float" office:value="375.56605" calcext:value-type="float">
            <text:p>375.56605</text:p>
          </table:table-cell>
          <table:table-cell table:formula="of:=([.K15]/[.$K$3])*13.60569301-[.$B$4]" office:value-type="float" office:value="-0.16463190504237" calcext:value-type="float">
            <text:p>-0.16463190504237</text:p>
          </table:table-cell>
        </table:table-row>
        <table:table-row table:style-name="ro1">
          <table:table-cell table:formula="of:=[.A16]/[.$B$3]" office:value-type="float" office:value="260.403725" calcext:value-type="float">
            <text:p>260.403725</text:p>
          </table:table-cell>
          <table:table-cell table:formula="of:=([.B16]/[.$B$3])*13.60569301-[.$B$4]" office:value-type="float" office:value="-1.62892330532759" calcext:value-type="float">
            <text:p>-1.62892330532759</text:p>
          </table:table-cell>
          <table:table-cell/>
          <table:table-cell table:formula="of:=[.D16]/[.$E$3]" office:value-type="float" office:value="260.404240625" calcext:value-type="float">
            <text:p>260.404240625</text:p>
          </table:table-cell>
          <table:table-cell table:formula="of:=([.E16]/[.$E$3])*13.60569301-[.$B$4]" office:value-type="float" office:value="-1.6298589135622" calcext:value-type="float">
            <text:p>-1.6298589135622</text:p>
          </table:table-cell>
          <table:table-cell/>
          <table:table-cell table:formula="of:=[.G16]/[.$H$3]" office:value-type="float" office:value="260.4532" calcext:value-type="float">
            <text:p>260.4532</text:p>
          </table:table-cell>
          <table:table-cell table:formula="of:=([.H16]/[.$H$3])*13.60569301-[.$B$4]" office:value-type="float" office:value="-1.98806123588111" calcext:value-type="float">
            <text:p>-1.98806123588111</text:p>
          </table:table-cell>
          <table:table-cell/>
          <table:table-cell table:formula="of:=[.J16]/[.$K$3]" office:value-type="float" office:value="450.4775375" calcext:value-type="float">
            <text:p>450.4775375</text:p>
          </table:table-cell>
          <table:table-cell table:formula="of:=([.K16]/[.$K$3])*13.60569301-[.$B$4]" office:value-type="float" office:value="0.330920810846692" calcext:value-type="float">
            <text:p>0.330920810846692</text:p>
          </table:table-cell>
        </table:table-row>
        <table:table-row table:style-name="ro1">
          <table:table-cell table:formula="of:=[.A17]/[.$B$3]" office:value-type="float" office:value="298.6413375" calcext:value-type="float">
            <text:p>298.6413375</text:p>
          </table:table-cell>
          <table:table-cell table:formula="of:=([.B17]/[.$B$3])*13.60569301-[.$B$4]" office:value-type="float" office:value="-1.0058467758372" calcext:value-type="float">
            <text:p>-1.0058467758372</text:p>
          </table:table-cell>
          <table:table-cell/>
          <table:table-cell table:formula="of:=[.D17]/[.$E$3]" office:value-type="float" office:value="298.641934375" calcext:value-type="float">
            <text:p>298.641934375</text:p>
          </table:table-cell>
          <table:table-cell table:formula="of:=([.E17]/[.$E$3])*13.60569301-[.$B$4]" office:value-type="float" office:value="-1.0024889673341" calcext:value-type="float">
            <text:p>-1.0024889673341</text:p>
          </table:table-cell>
          <table:table-cell/>
          <table:table-cell table:formula="of:=[.G17]/[.$H$3]" office:value-type="float" office:value="298.698075" calcext:value-type="float">
            <text:p>298.698075</text:p>
          </table:table-cell>
          <table:table-cell table:formula="of:=([.H17]/[.$H$3])*13.60569301-[.$B$4]" office:value-type="float" office:value="-1.35117218133564" calcext:value-type="float">
            <text:p>-1.35117218133564</text:p>
          </table:table-cell>
          <table:table-cell/>
          <table:table-cell table:formula="of:=[.J17]/[.$K$3]" office:value-type="float" office:value="534.74150625" calcext:value-type="float">
            <text:p>534.74150625</text:p>
          </table:table-cell>
          <table:table-cell table:formula="of:=([.K17]/[.$K$3])*13.60569301-[.$B$4]" office:value-type="float" office:value="0.679604730643405" calcext:value-type="float">
            <text:p>0.679604730643405</text:p>
          </table:table-cell>
        </table:table-row>
        <table:table-row table:style-name="ro1">
          <table:table-cell table:formula="of:=[.A18]/[.$B$3]" office:value-type="float" office:value="340.45008125" calcext:value-type="float">
            <text:p>340.45008125</text:p>
          </table:table-cell>
          <table:table-cell table:formula="of:=([.B18]/[.$B$3])*13.60569301-[.$B$4]" office:value-type="float" office:value="-0.49365098951148" calcext:value-type="float">
            <text:p>-0.49365098951148</text:p>
          </table:table-cell>
          <table:table-cell/>
          <table:table-cell table:formula="of:=[.D18]/[.$E$3]" office:value-type="float" office:value="340.450759375" calcext:value-type="float">
            <text:p>340.450759375</text:p>
          </table:table-cell>
          <table:table-cell table:formula="of:=([.E18]/[.$E$3])*13.60569301-[.$B$4]" office:value-type="float" office:value="-0.489595362021646" calcext:value-type="float">
            <text:p>-0.489595362021646</text:p>
          </table:table-cell>
          <table:table-cell/>
          <table:table-cell table:formula="of:=[.G18]/[.$H$3]" office:value-type="float" office:value="340.5147625" calcext:value-type="float">
            <text:p>340.5147625</text:p>
          </table:table-cell>
          <table:table-cell table:formula="of:=([.H18]/[.$H$3])*13.60569301-[.$B$4]" office:value-type="float" office:value="-0.808752606515554" calcext:value-type="float">
            <text:p>-0.808752606515554</text:p>
          </table:table-cell>
          <table:table-cell/>
          <table:table-cell table:formula="of:=[.J18]/[.$K$3]" office:value-type="float" office:value="733.52744375" calcext:value-type="float">
            <text:p>733.52744375</text:p>
          </table:table-cell>
          <table:table-cell table:formula="of:=([.K18]/[.$K$3])*13.60569301-[.$B$4]" office:value-type="float" office:value="1.0956260738385" calcext:value-type="float">
            <text:p>1.0956260738385</text:p>
          </table:table-cell>
        </table:table-row>
        <table:table-row table:style-name="ro1">
          <table:table-cell table:formula="of:=[.A19]/[.$B$3]" office:value-type="float" office:value="385.989375" calcext:value-type="float">
            <text:p>385.989375</text:p>
          </table:table-cell>
          <table:table-cell table:formula="of:=([.B19]/[.$B$3])*13.60569301-[.$B$4]" office:value-type="float" office:value="-0.0809452856747157" calcext:value-type="float">
            <text:p>-0.080945285674716</text:p>
          </table:table-cell>
          <table:table-cell/>
          <table:table-cell table:formula="of:=[.D19]/[.$E$3]" office:value-type="float" office:value="385.990140625" calcext:value-type="float">
            <text:p>385.990140625</text:p>
          </table:table-cell>
          <table:table-cell table:formula="of:=([.E19]/[.$E$3])*13.60569301-[.$B$4]" office:value-type="float" office:value="-0.0769622828220236" calcext:value-type="float">
            <text:p>-0.076962282822024</text:p>
          </table:table-cell>
          <table:table-cell/>
          <table:table-cell table:formula="of:=[.G19]/[.$H$3]" office:value-type="float" office:value="386.0627125" calcext:value-type="float">
            <text:p>386.0627125</text:p>
          </table:table-cell>
          <table:table-cell table:formula="of:=([.H19]/[.$H$3])*13.60569301-[.$B$4]" office:value-type="float" office:value="-0.360473729848309" calcext:value-type="float">
            <text:p>-0.360473729848309</text:p>
          </table:table-cell>
          <table:table-cell table:number-columns-repeated="3"/>
        </table:table-row>
        <table:table-row table:style-name="ro1">
          <table:table-cell table:formula="of:=[.A20]/[.$B$3]" office:value-type="float" office:value="435.41864375" calcext:value-type="float">
            <text:p>435.41864375</text:p>
          </table:table-cell>
          <table:table-cell table:formula="of:=([.B20]/[.$B$3])*13.60569301-[.$B$4]" office:value-type="float" office:value="0.247884152440747" calcext:value-type="float">
            <text:p>0.247884152440747</text:p>
          </table:table-cell>
          <table:table-cell/>
          <table:table-cell table:formula="of:=[.D20]/[.$E$3]" office:value-type="float" office:value="435.419509375" calcext:value-type="float">
            <text:p>435.419509375</text:p>
          </table:table-cell>
          <table:table-cell table:formula="of:=([.E20]/[.$E$3])*13.60569301-[.$B$4]" office:value-type="float" office:value="0.251798586851692" calcext:value-type="float">
            <text:p>0.251798586851692</text:p>
          </table:table-cell>
          <table:table-cell/>
          <table:table-cell table:formula="of:=[.G20]/[.$H$3]" office:value-type="float" office:value="435.5013625" calcext:value-type="float">
            <text:p>435.5013625</text:p>
          </table:table-cell>
          <table:table-cell table:formula="of:=([.H20]/[.$H$3])*13.60569301-[.$B$4]" office:value-type="float" office:value="0.00308213929656631" calcext:value-type="float">
            <text:p>0.003082139296566</text:p>
          </table:table-cell>
          <table:table-cell table:number-columns-repeated="3"/>
        </table:table-row>
        <table:table-row table:style-name="ro1">
          <table:table-cell table:formula="of:=[.A21]/[.$B$3]" office:value-type="float" office:value="488.8973125" calcext:value-type="float">
            <text:p>488.8973125</text:p>
          </table:table-cell>
          <table:table-cell table:formula="of:=([.B21]/[.$B$3])*13.60569301-[.$B$4]" office:value-type="float" office:value="0.508726818451578" calcext:value-type="float">
            <text:p>0.508726818451578</text:p>
          </table:table-cell>
          <table:table-cell/>
          <table:table-cell table:formula="of:=[.D21]/[.$E$3]" office:value-type="float" office:value="488.8982875" calcext:value-type="float">
            <text:p>488.8982875</text:p>
          </table:table-cell>
          <table:table-cell table:formula="of:=([.E21]/[.$E$3])*13.60569301-[.$B$4]" office:value-type="float" office:value="0.51250355049433" calcext:value-type="float">
            <text:p>0.51250355049433</text:p>
          </table:table-cell>
          <table:table-cell/>
          <table:table-cell table:formula="of:=[.G21]/[.$H$3]" office:value-type="float" office:value="488.9902" calcext:value-type="float">
            <text:p>488.9902</text:p>
          </table:table-cell>
          <table:table-cell table:formula="of:=([.H21]/[.$H$3])*13.60569301-[.$B$4]" office:value-type="float" office:value="0.295471577376702" calcext:value-type="float">
            <text:p>0.295471577376702</text:p>
          </table:table-cell>
          <table:table-cell table:number-columns-repeated="3"/>
        </table:table-row>
        <table:table-row table:style-name="ro1">
          <table:table-cell table:formula="of:=[.A22]/[.$B$3]" office:value-type="float" office:value="546.5848125" calcext:value-type="float">
            <text:p>546.5848125</text:p>
          </table:table-cell>
          <table:table-cell table:formula="of:=([.B22]/[.$B$3])*13.60569301-[.$B$4]" office:value-type="float" office:value="0.715345568130033" calcext:value-type="float">
            <text:p>0.715345568130033</text:p>
          </table:table-cell>
          <table:table-cell/>
          <table:table-cell table:formula="of:=[.D22]/[.$E$3]" office:value-type="float" office:value="546.585896875" calcext:value-type="float">
            <text:p>546.585896875</text:p>
          </table:table-cell>
          <table:table-cell table:formula="of:=([.E22]/[.$E$3])*13.60569301-[.$B$4]" office:value-type="float" office:value="0.718968976766519" calcext:value-type="float">
            <text:p>0.718968976766519</text:p>
          </table:table-cell>
          <table:table-cell/>
          <table:table-cell table:formula="of:=[.G22]/[.$H$3]" office:value-type="float" office:value="546.68865" calcext:value-type="float">
            <text:p>546.68865</text:p>
          </table:table-cell>
          <table:table-cell table:formula="of:=([.H22]/[.$H$3])*13.60569301-[.$B$4]" office:value-type="float" office:value="0.52997006723308" calcext:value-type="float">
            <text:p>0.52997006723308</text:p>
          </table:table-cell>
          <table:table-cell table:number-columns-repeated="3"/>
        </table:table-row>
        <table:table-row table:style-name="ro1">
          <table:table-cell table:formula="of:=[.A23]/[.$B$3]" office:value-type="float" office:value="608.6405625" calcext:value-type="float">
            <text:p>608.6405625</text:p>
          </table:table-cell>
          <table:table-cell table:formula="of:=([.B23]/[.$B$3])*13.60569301-[.$B$4]" office:value-type="float" office:value="0.878857000976495" calcext:value-type="float">
            <text:p>0.878857000976495</text:p>
          </table:table-cell>
          <table:table-cell/>
          <table:table-cell table:formula="of:=[.D23]/[.$E$3]" office:value-type="float" office:value="608.641771875" calcext:value-type="float">
            <text:p>608.641771875</text:p>
          </table:table-cell>
          <table:table-cell table:formula="of:=([.E23]/[.$E$3])*13.60569301-[.$B$4]" office:value-type="float" office:value="0.882384561758045" calcext:value-type="float">
            <text:p>0.882384561758045</text:p>
          </table:table-cell>
          <table:table-cell/>
          <table:table-cell table:formula="of:=[.G23]/[.$H$3]" office:value-type="float" office:value="608.7562" calcext:value-type="float">
            <text:p>608.7562</text:p>
          </table:table-cell>
          <table:table-cell table:formula="of:=([.H23]/[.$H$3])*13.60569301-[.$B$4]" office:value-type="float" office:value="0.717788597862636" calcext:value-type="float">
            <text:p>0.717788597862636</text:p>
          </table:table-cell>
          <table:table-cell table:number-columns-repeated="3"/>
        </table:table-row>
        <table:table-row table:style-name="ro1">
          <table:table-cell table:formula="of:=[.A24]/[.$B$3]" office:value-type="float" office:value="675.2239875" calcext:value-type="float">
            <text:p>675.2239875</text:p>
          </table:table-cell>
          <table:table-cell table:formula="of:=([.B24]/[.$B$3])*13.60569301-[.$B$4]" office:value-type="float" office:value="1.00819373065315" calcext:value-type="float">
            <text:p>1.00819373065315</text:p>
          </table:table-cell>
          <table:table-cell/>
          <table:table-cell table:formula="of:=[.D24]/[.$E$3]" office:value-type="float" office:value="675.225328125" calcext:value-type="float">
            <text:p>675.225328125</text:p>
          </table:table-cell>
          <table:table-cell table:formula="of:=([.E24]/[.$E$3])*13.60569301-[.$B$4]" office:value-type="float" office:value="1.01154090120417" calcext:value-type="float">
            <text:p>1.01154090120417</text:p>
          </table:table-cell>
          <table:table-cell/>
          <table:table-cell table:formula="of:=[.G24]/[.$H$3]" office:value-type="float" office:value="675.352275" calcext:value-type="float">
            <text:p>675.352275</text:p>
          </table:table-cell>
          <table:table-cell table:formula="of:=([.H24]/[.$H$3])*13.60569301-[.$B$4]" office:value-type="float" office:value="0.86850079814576" calcext:value-type="float">
            <text:p>0.86850079814576</text:p>
          </table:table-cell>
          <table:table-cell table:number-columns-repeated="3"/>
        </table:table-row>
        <table:table-row table:style-name="ro1">
          <table:table-cell table:formula="of:=[.A25]/[.$B$3]" office:value-type="float" office:value="746.49451875" calcext:value-type="float">
            <text:p>746.49451875</text:p>
          </table:table-cell>
          <table:table-cell table:formula="of:=([.B25]/[.$B$3])*13.60569301-[.$B$4]" office:value-type="float" office:value="1.11024217663362" calcext:value-type="float">
            <text:p>1.11024217663362</text:p>
          </table:table-cell>
          <table:table-cell/>
          <table:table-cell table:formula="of:=[.D25]/[.$E$3]" office:value-type="float" office:value="746.496" calcext:value-type="float">
            <text:p>746.496</text:p>
          </table:table-cell>
          <table:table-cell table:formula="of:=([.E25]/[.$E$3])*13.60569301-[.$B$4]" office:value-type="float" office:value="1.1136093135392" calcext:value-type="float">
            <text:p>1.1136093135392</text:p>
          </table:table-cell>
          <table:table-cell/>
          <table:table-cell table:formula="of:=[.G25]/[.$H$3]" office:value-type="float" office:value="746.6363375" calcext:value-type="float">
            <text:p>746.6363375</text:p>
          </table:table-cell>
          <table:table-cell table:formula="of:=([.H25]/[.$H$3])*13.60569301-[.$B$4]" office:value-type="float" office:value="0.98949568185617" calcext:value-type="float">
            <text:p>0.989495681856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/[.$E$3]" office:value-type="float" office:value="993.586175" calcext:value-type="float">
            <text:p>993.586175</text:p>
          </table:table-cell>
          <table:table-cell table:formula="of:=([.E26]/[.$E$3])*13.60569301-[.$B$4]" office:value-type="float" office:value="1.3078048239795" calcext:value-type="float">
            <text:p>1.3078048239795</text:p>
          </table:table-cell>
          <table:table-cell table:number-columns-repeated="6"/>
        </table:table-row>
      </table:table>
      <table:table table:name="F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CC</text:p>
          </table:table-cell>
          <table:table-cell table:number-columns-repeated="2"/>
          <table:table-cell office:value-type="string" calcext:value-type="string">
            <text:p>FCC</text:p>
          </table:table-cell>
          <table:table-cell table:number-columns-repeated="2"/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float" office:value="-4474.991147" calcext:value-type="float">
            <text:p>-4474.99114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6.8499" calcext:value-type="float">
            <text:p>456.8499</text:p>
          </table:table-cell>
          <table:table-cell office:value-type="float" office:value="-5249.25336071" calcext:value-type="float">
            <text:p>-5249.25336071</text:p>
          </table:table-cell>
          <table:table-cell/>
          <table:table-cell office:value-type="float" office:value="913.7016" calcext:value-type="float">
            <text:p>913.7016</text:p>
          </table:table-cell>
          <table:table-cell office:value-type="float" office:value="-10500.60010946" calcext:value-type="float">
            <text:p>-10500.60010946</text:p>
          </table:table-cell>
          <table:table-cell/>
          <table:table-cell office:value-type="float" office:value="228.4683" calcext:value-type="float">
            <text:p>228.4683</text:p>
          </table:table-cell>
          <table:table-cell office:value-type="float" office:value="-2622.80455099" calcext:value-type="float">
            <text:p>-2622.80455099</text:p>
          </table:table-cell>
        </table:table-row>
        <table:table-row table:style-name="ro1">
          <table:table-cell office:value-type="float" office:value="587.9278" calcext:value-type="float">
            <text:p>587.9278</text:p>
          </table:table-cell>
          <table:table-cell office:value-type="float" office:value="-5259.78863265" calcext:value-type="float">
            <text:p>-5259.78863265</text:p>
          </table:table-cell>
          <table:table-cell/>
          <table:table-cell office:value-type="float" office:value="1175.858" calcext:value-type="float">
            <text:p>1175.858</text:p>
          </table:table-cell>
          <table:table-cell office:value-type="float" office:value="-10521.13574684" calcext:value-type="float">
            <text:p>-10521.13574684</text:p>
          </table:table-cell>
          <table:table-cell/>
          <table:table-cell office:value-type="float" office:value="294.0198" calcext:value-type="float">
            <text:p>294.0198</text:p>
          </table:table-cell>
          <table:table-cell office:value-type="float" office:value="-2628.57600228" calcext:value-type="float">
            <text:p>-2628.57600228</text:p>
          </table:table-cell>
        </table:table-row>
        <table:table-row table:style-name="ro1">
          <table:table-cell office:value-type="float" office:value="741.9478" calcext:value-type="float">
            <text:p>741.9478</text:p>
          </table:table-cell>
          <table:table-cell office:value-type="float" office:value="-5264.97158564" calcext:value-type="float">
            <text:p>-5264.97158564</text:p>
          </table:table-cell>
          <table:table-cell/>
          <table:table-cell office:value-type="float" office:value="1483.8985" calcext:value-type="float">
            <text:p>1483.8985</text:p>
          </table:table-cell>
          <table:table-cell office:value-type="float" office:value="-10531.09978456" calcext:value-type="float">
            <text:p>-10531.09978456</text:p>
          </table:table-cell>
          <table:table-cell/>
          <table:table-cell office:value-type="float" office:value="371.0444" calcext:value-type="float">
            <text:p>371.0444</text:p>
          </table:table-cell>
          <table:table-cell office:value-type="float" office:value="-2631.50918651" calcext:value-type="float">
            <text:p>-2631.50918651</text:p>
          </table:table-cell>
        </table:table-row>
        <table:table-row table:style-name="ro1">
          <table:table-cell office:value-type="float" office:value="920.76" calcext:value-type="float">
            <text:p>920.76</text:p>
          </table:table-cell>
          <table:table-cell office:value-type="float" office:value="-5267.33452644" calcext:value-type="float">
            <text:p>-5267.33452644</text:p>
          </table:table-cell>
          <table:table-cell/>
          <table:table-cell office:value-type="float" office:value="1841.5236" calcext:value-type="float">
            <text:p>1841.5236</text:p>
          </table:table-cell>
          <table:table-cell office:value-type="float" office:value="-10535.1670121" calcext:value-type="float">
            <text:p>-10535.1670121</text:p>
          </table:table-cell>
          <table:table-cell/>
          <table:table-cell office:value-type="float" office:value="460.4674" calcext:value-type="float">
            <text:p>460.4674</text:p>
          </table:table-cell>
          <table:table-cell office:value-type="float" office:value="-2632.88543898" calcext:value-type="float">
            <text:p>-2632.88543898</text:p>
          </table:table-cell>
        </table:table-row>
        <table:table-row table:style-name="ro1">
          <table:table-cell office:value-type="float" office:value="1126.2145" calcext:value-type="float">
            <text:p>1126.2145</text:p>
          </table:table-cell>
          <table:table-cell office:value-type="float" office:value="-5268.14038089" calcext:value-type="float">
            <text:p>-5268.14038089</text:p>
          </table:table-cell>
          <table:table-cell/>
          <table:table-cell office:value-type="float" office:value="2252.4335" calcext:value-type="float">
            <text:p>2252.4335</text:p>
          </table:table-cell>
          <table:table-cell office:value-type="float" office:value="-10536.20896967" calcext:value-type="float">
            <text:p>-10536.20896967</text:p>
          </table:table-cell>
          <table:table-cell/>
          <table:table-cell office:value-type="float" office:value="563.2142" calcext:value-type="float">
            <text:p>563.2142</text:p>
          </table:table-cell>
          <table:table-cell office:value-type="float" office:value="-2633.43200576" calcext:value-type="float">
            <text:p>-2633.43200576</text:p>
          </table:table-cell>
        </table:table-row>
        <table:table-row table:style-name="ro1">
          <table:table-cell office:value-type="float" office:value="1360.1616" calcext:value-type="float">
            <text:p>1360.1616</text:p>
          </table:table-cell>
          <table:table-cell office:value-type="float" office:value="-5268.10460584" calcext:value-type="float">
            <text:p>-5268.10460584</text:p>
          </table:table-cell>
          <table:table-cell/>
          <table:table-cell office:value-type="float" office:value="2720.3285" calcext:value-type="float">
            <text:p>2720.3285</text:p>
          </table:table-cell>
          <table:table-cell office:value-type="float" office:value="-10535.89976816" calcext:value-type="float">
            <text:p>-10535.89976816</text:p>
          </table:table-cell>
          <table:table-cell/>
          <table:table-cell office:value-type="float" office:value="680.21" calcext:value-type="float">
            <text:p>680.21</text:p>
          </table:table-cell>
          <table:table-cell office:value-type="float" office:value="-2633.63538588" calcext:value-type="float">
            <text:p>-2633.63538588</text:p>
          </table:table-cell>
        </table:table-row>
        <table:table-row table:style-name="ro1">
          <table:table-cell office:value-type="float" office:value="1624.4513" calcext:value-type="float">
            <text:p>1624.4513</text:p>
          </table:table-cell>
          <table:table-cell office:value-type="float" office:value="-5267.77559567" calcext:value-type="float">
            <text:p>-5267.77559567</text:p>
          </table:table-cell>
          <table:table-cell/>
          <table:table-cell office:value-type="float" office:value="3248.9091" calcext:value-type="float">
            <text:p>3248.9091</text:p>
          </table:table-cell>
          <table:table-cell office:value-type="float" office:value="-10535.04381892" calcext:value-type="float">
            <text:p>-10535.04381892</text:p>
          </table:table-cell>
          <table:table-cell/>
          <table:table-cell office:value-type="float" office:value="812.38" calcext:value-type="float">
            <text:p>812.38</text:p>
          </table:table-cell>
          <table:table-cell office:value-type="float" office:value="-2633.6110368" calcext:value-type="float">
            <text:p>-2633.6110368</text:p>
          </table:table-cell>
        </table:table-row>
        <table:table-row table:style-name="ro1">
          <table:table-cell office:value-type="float" office:value="1920.9339" calcext:value-type="float">
            <text:p>1920.9339</text:p>
          </table:table-cell>
          <table:table-cell office:value-type="float" office:value="-5267.25413675" calcext:value-type="float">
            <text:p>-5267.25413675</text:p>
          </table:table-cell>
          <table:table-cell/>
          <table:table-cell office:value-type="float" office:value="3841.8754" calcext:value-type="float">
            <text:p>3841.8754</text:p>
          </table:table-cell>
          <table:table-cell office:value-type="float" office:value="-10534.00075744" calcext:value-type="float">
            <text:p>-10534.00075744</text:p>
          </table:table-cell>
          <table:table-cell/>
          <table:table-cell office:value-type="float" office:value="960.6494" calcext:value-type="float">
            <text:p>960.6494</text:p>
          </table:table-cell>
          <table:table-cell office:value-type="float" office:value="-2633.46839796" calcext:value-type="float">
            <text:p>-2633.46839796</text:p>
          </table:table-cell>
        </table:table-row>
        <table:table-row table:style-name="ro1">
          <table:table-cell office:value-type="float" office:value="2251.4595" calcext:value-type="float">
            <text:p>2251.4595</text:p>
          </table:table-cell>
          <table:table-cell office:value-type="float" office:value="-5266.65460402" calcext:value-type="float">
            <text:p>-5266.65460402</text:p>
          </table:table-cell>
          <table:table-cell/>
          <table:table-cell office:value-type="float" office:value="4502.928" calcext:value-type="float">
            <text:p>4502.928</text:p>
          </table:table-cell>
          <table:table-cell office:value-type="float" office:value="-10532.89254383" calcext:value-type="float">
            <text:p>-10532.89254383</text:p>
          </table:table-cell>
          <table:table-cell/>
          <table:table-cell office:value-type="float" office:value="1125.9436" calcext:value-type="float">
            <text:p>1125.9436</text:p>
          </table:table-cell>
          <table:table-cell office:value-type="float" office:value="-2633.25670473" calcext:value-type="float">
            <text:p>-2633.25670473</text:p>
          </table:table-cell>
        </table:table-row>
        <table:table-row table:style-name="ro1">
          <table:table-cell office:value-type="float" office:value="2617.8783" calcext:value-type="float">
            <text:p>2617.8783</text:p>
          </table:table-cell>
          <table:table-cell office:value-type="float" office:value="-5266.04654077" calcext:value-type="float">
            <text:p>-5266.04654077</text:p>
          </table:table-cell>
          <table:table-cell/>
          <table:table-cell office:value-type="float" office:value="5235.767" calcext:value-type="float">
            <text:p>5235.767</text:p>
          </table:table-cell>
          <table:table-cell office:value-type="float" office:value="-10531.78769007" calcext:value-type="float">
            <text:p>-10531.78769007</text:p>
          </table:table-cell>
          <table:table-cell/>
          <table:table-cell office:value-type="float" office:value="1309.1878" calcext:value-type="float">
            <text:p>1309.1878</text:p>
          </table:table-cell>
          <table:table-cell office:value-type="float" office:value="-2633.00925417" calcext:value-type="float">
            <text:p>-2633.00925417</text:p>
          </table:table-cell>
        </table:table-row>
        <table:table-row table:style-name="ro1">
          <table:table-cell office:value-type="float" office:value="3022.0404" calcext:value-type="float">
            <text:p>3022.0404</text:p>
          </table:table-cell>
          <table:table-cell office:value-type="float" office:value="-5265.46796474" calcext:value-type="float">
            <text:p>-5265.46796474</text:p>
          </table:table-cell>
          <table:table-cell/>
          <table:table-cell office:value-type="float" office:value="6044.0929" calcext:value-type="float">
            <text:p>6044.0929</text:p>
          </table:table-cell>
          <table:table-cell office:value-type="float" office:value="-10530.73988785" calcext:value-type="float">
            <text:p>-10530.73988785</text:p>
          </table:table-cell>
          <table:table-cell/>
          <table:table-cell office:value-type="float" office:value="1511.3073" calcext:value-type="float">
            <text:p>1511.3073</text:p>
          </table:table-cell>
          <table:table-cell office:value-type="float" office:value="-2632.75800745" calcext:value-type="float">
            <text:p>-2632.75800745</text:p>
          </table:table-cell>
        </table:table-row>
        <table:table-row table:style-name="ro1">
          <table:table-cell office:value-type="float" office:value="3465.7961" calcext:value-type="float">
            <text:p>3465.7961</text:p>
          </table:table-cell>
          <table:table-cell office:value-type="float" office:value="-5264.93889819" calcext:value-type="float">
            <text:p>-5264.93889819</text:p>
          </table:table-cell>
          <table:table-cell/>
          <table:table-cell office:value-type="float" office:value="6931.6059" calcext:value-type="float">
            <text:p>6931.6059</text:p>
          </table:table-cell>
          <table:table-cell office:value-type="float" office:value="-10529.78197919" calcext:value-type="float">
            <text:p>-10529.78197919</text:p>
          </table:table-cell>
          <table:table-cell/>
          <table:table-cell office:value-type="float" office:value="1733.2273" calcext:value-type="float">
            <text:p>1733.2273</text:p>
          </table:table-cell>
          <table:table-cell office:value-type="float" office:value="-2632.52323821" calcext:value-type="float">
            <text:p>-2632.52323821</text:p>
          </table:table-cell>
        </table:table-row>
        <table:table-row table:style-name="ro1">
          <table:table-cell office:value-type="float" office:value="3950.9954" calcext:value-type="float">
            <text:p>3950.9954</text:p>
          </table:table-cell>
          <table:table-cell office:value-type="float" office:value="-5264.46961764" calcext:value-type="float">
            <text:p>-5264.46961764</text:p>
          </table:table-cell>
          <table:table-cell table:number-columns-repeated="4"/>
          <table:table-cell office:value-type="float" office:value="1975.873" calcext:value-type="float">
            <text:p>1975.873</text:p>
          </table:table-cell>
          <table:table-cell office:value-type="float" office:value="-2632.31350441" calcext:value-type="float">
            <text:p>-2632.31350441</text:p>
          </table:table-cell>
        </table:table-row>
        <table:table-row table:style-name="ro1">
          <table:table-cell office:value-type="float" office:value="4479.4885" calcext:value-type="float">
            <text:p>4479.4885</text:p>
          </table:table-cell>
          <table:table-cell office:value-type="float" office:value="-5264.06172808" calcext:value-type="float">
            <text:p>-5264.06172808</text:p>
          </table:table-cell>
          <table:table-cell table:number-columns-repeated="4"/>
          <table:table-cell office:value-type="float" office:value="2240.1698" calcext:value-type="float">
            <text:p>2240.1698</text:p>
          </table:table-cell>
          <table:table-cell office:value-type="float" office:value="-2632.12974417" calcext:value-type="float">
            <text:p>-2632.12974417</text:p>
          </table:table-cell>
        </table:table-row>
        <table:table-row table:style-name="ro1">
          <table:table-cell office:value-type="float" office:value="5053.1257" calcext:value-type="float">
            <text:p>5053.1257</text:p>
          </table:table-cell>
          <table:table-cell office:value-type="float" office:value="-5263.71119743" calcext:value-type="float">
            <text:p>-5263.71119743</text:p>
          </table:table-cell>
          <table:table-cell table:number-columns-repeated="4"/>
          <table:table-cell office:value-type="float" office:value="2527.0429" calcext:value-type="float">
            <text:p>2527.0429</text:p>
          </table:table-cell>
          <table:table-cell office:value-type="float" office:value="-2631.96998397" calcext:value-type="float">
            <text:p>-2631.96998397</text:p>
          </table:table-cell>
        </table:table-row>
        <table:table-row table:style-name="ro1">
          <table:table-cell office:value-type="float" office:value="5673.757" calcext:value-type="float">
            <text:p>5673.757</text:p>
          </table:table-cell>
          <table:table-cell office:value-type="float" office:value="-5263.41336039" calcext:value-type="float">
            <text:p>-5263.41336039</text:p>
          </table:table-cell>
          <table:table-cell table:number-columns-repeated="4"/>
          <table:table-cell office:value-type="float" office:value="2837.4175" calcext:value-type="float">
            <text:p>2837.4175</text:p>
          </table:table-cell>
          <table:table-cell office:value-type="float" office:value="-2631.83180223" calcext:value-type="float">
            <text:p>-2631.83180223</text:p>
          </table:table-cell>
        </table:table-row>
        <table:table-row table:style-name="ro1">
          <table:table-cell office:value-type="float" office:value="6343.2326" calcext:value-type="float">
            <text:p>6343.2326</text:p>
          </table:table-cell>
          <table:table-cell office:value-type="float" office:value="-5263.16220108" calcext:value-type="float">
            <text:p>-5263.16220108</text:p>
          </table:table-cell>
          <table:table-cell table:number-columns-repeated="4"/>
          <table:table-cell office:value-type="float" office:value="3172.2189" calcext:value-type="float">
            <text:p>3172.2189</text:p>
          </table:table-cell>
          <table:table-cell office:value-type="float" office:value="-2631.71273635" calcext:value-type="float">
            <text:p>-2631.71273635</text:p>
          </table:table-cell>
        </table:table-row>
        <table:table-row table:style-name="ro1">
          <table:table-cell table:number-columns-repeated="6"/>
          <table:table-cell office:value-type="float" office:value="3532.3724" calcext:value-type="float">
            <text:p>3532.3724</text:p>
          </table:table-cell>
          <table:table-cell office:value-type="float" office:value="-2631.61064184" calcext:value-type="float">
            <text:p>-2631.61064184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formula="of:=[.A6]/[.$B$3]" office:value-type="float" office:value="28.55311875" calcext:value-type="float">
            <text:p>28.55311875</text:p>
          </table:table-cell>
          <table:table-cell table:formula="of:=([.B6]/[.$B$3])*13.60569301-[.$B$4]" office:value-type="float" office:value="11.258037154309" calcext:value-type="float">
            <text:p>11.258037154309</text:p>
          </table:table-cell>
          <table:table-cell/>
          <table:table-cell table:formula="of:=[.D6]/[.$E$3]" office:value-type="float" office:value="28.553175" calcext:value-type="float">
            <text:p>28.553175</text:p>
          </table:table-cell>
          <table:table-cell table:formula="of:=([.E6]/[.$E$3])*13.60569301-[.$B$4]" office:value-type="float" office:value="10.3679748098393" calcext:value-type="float">
            <text:p>10.3679748098393</text:p>
          </table:table-cell>
          <table:table-cell/>
          <table:table-cell table:formula="of:=[.G6]/[.$H$3]" office:value-type="float" office:value="28.5585375" calcext:value-type="float">
            <text:p>28.5585375</text:p>
          </table:table-cell>
          <table:table-cell table:formula="of:=([.H6]/[.$H$3])*13.60569301-[.$B$4]" office:value-type="float" office:value="14.3569537498961" calcext:value-type="float">
            <text:p>14.3569537498961</text:p>
          </table:table-cell>
        </table:table-row>
        <table:table-row table:style-name="ro1">
          <table:table-cell table:formula="of:=[.A7]/[.$B$3]" office:value-type="float" office:value="36.7454875" calcext:value-type="float">
            <text:p>36.7454875</text:p>
          </table:table-cell>
          <table:table-cell table:formula="of:=([.B7]/[.$B$3])*13.60569301-[.$B$4]" office:value-type="float" office:value="2.2993074172773" calcext:value-type="float">
            <text:p>2.2993074172773</text:p>
          </table:table-cell>
          <table:table-cell/>
          <table:table-cell table:formula="of:=[.D7]/[.$E$3]" office:value-type="float" office:value="36.7455625" calcext:value-type="float">
            <text:p>36.7455625</text:p>
          </table:table-cell>
          <table:table-cell table:formula="of:=([.E7]/[.$E$3])*13.60569301-[.$B$4]" office:value-type="float" office:value="1.63667549868387" calcext:value-type="float">
            <text:p>1.63667549868387</text:p>
          </table:table-cell>
          <table:table-cell/>
          <table:table-cell table:formula="of:=[.G7]/[.$H$3]" office:value-type="float" office:value="36.752475" calcext:value-type="float">
            <text:p>36.752475</text:p>
          </table:table-cell>
          <table:table-cell table:formula="of:=([.H7]/[.$H$3])*13.60569301-[.$B$4]" office:value-type="float" office:value="4.54137944065769" calcext:value-type="float">
            <text:p>4.54137944065769</text:p>
          </table:table-cell>
        </table:table-row>
        <table:table-row table:style-name="ro1">
          <table:table-cell table:formula="of:=[.A8]/[.$B$3]" office:value-type="float" office:value="46.3717375" calcext:value-type="float">
            <text:p>46.3717375</text:p>
          </table:table-cell>
          <table:table-cell table:formula="of:=([.B8]/[.$B$3])*13.60569301-[.$B$4]" office:value-type="float" office:value="-2.10804678692239" calcext:value-type="float">
            <text:p>-2.10804678692239</text:p>
          </table:table-cell>
          <table:table-cell/>
          <table:table-cell table:formula="of:=[.D8]/[.$E$3]" office:value-type="float" office:value="46.371828125" calcext:value-type="float">
            <text:p>46.371828125</text:p>
          </table:table-cell>
          <table:table-cell table:formula="of:=([.E8]/[.$E$3])*13.60569301-[.$B$4]" office:value-type="float" office:value="-2.59981320001589" calcext:value-type="float">
            <text:p>-2.59981320001589</text:p>
          </table:table-cell>
          <table:table-cell/>
          <table:table-cell table:formula="of:=[.G8]/[.$H$3]" office:value-type="float" office:value="46.38055" calcext:value-type="float">
            <text:p>46.38055</text:p>
          </table:table-cell>
          <table:table-cell table:formula="of:=([.H8]/[.$H$3])*13.60569301-[.$B$4]" office:value-type="float" office:value="-0.447121081236219" calcext:value-type="float">
            <text:p>-0.447121081236219</text:p>
          </table:table-cell>
        </table:table-row>
        <table:table-row table:style-name="ro1">
          <table:table-cell table:formula="of:=[.A9]/[.$B$3]" office:value-type="float" office:value="57.5475" calcext:value-type="float">
            <text:p>57.5475</text:p>
          </table:table-cell>
          <table:table-cell table:formula="of:=([.B9]/[.$B$3])*13.60569301-[.$B$4]" office:value-type="float" office:value="-4.11738723227336" calcext:value-type="float">
            <text:p>-4.11738723227336</text:p>
          </table:table-cell>
          <table:table-cell/>
          <table:table-cell table:formula="of:=[.D9]/[.$E$3]" office:value-type="float" office:value="57.5476125" calcext:value-type="float">
            <text:p>57.5476125</text:p>
          </table:table-cell>
          <table:table-cell table:formula="of:=([.E9]/[.$E$3])*13.60569301-[.$B$4]" office:value-type="float" office:value="-4.32910849098607" calcext:value-type="float">
            <text:p>-4.32910849098607</text:p>
          </table:table-cell>
          <table:table-cell/>
          <table:table-cell table:formula="of:=[.G9]/[.$H$3]" office:value-type="float" office:value="57.558425" calcext:value-type="float">
            <text:p>57.558425</text:p>
          </table:table-cell>
          <table:table-cell table:formula="of:=([.H9]/[.$H$3])*13.60569301-[.$B$4]" office:value-type="float" office:value="-2.78772965762073" calcext:value-type="float">
            <text:p>-2.78772965762073</text:p>
          </table:table-cell>
        </table:table-row>
        <table:table-row table:style-name="ro1">
          <table:table-cell table:formula="of:=[.A10]/[.$B$3]" office:value-type="float" office:value="70.38840625" calcext:value-type="float">
            <text:p>70.38840625</text:p>
          </table:table-cell>
          <table:table-cell table:formula="of:=([.B10]/[.$B$3])*13.60569301-[.$B$4]" office:value-type="float" office:value="-4.80265024836353" calcext:value-type="float">
            <text:p>-4.80265024836353</text:p>
          </table:table-cell>
          <table:table-cell/>
          <table:table-cell table:formula="of:=[.D10]/[.$E$3]" office:value-type="float" office:value="70.388546875" calcext:value-type="float">
            <text:p>70.388546875</text:p>
          </table:table-cell>
          <table:table-cell table:formula="of:=([.E10]/[.$E$3])*13.60569301-[.$B$4]" office:value-type="float" office:value="-4.77212582932589" calcext:value-type="float">
            <text:p>-4.77212582932589</text:p>
          </table:table-cell>
          <table:table-cell/>
          <table:table-cell table:formula="of:=[.G10]/[.$H$3]" office:value-type="float" office:value="70.401775" calcext:value-type="float">
            <text:p>70.401775</text:p>
          </table:table-cell>
          <table:table-cell table:formula="of:=([.H10]/[.$H$3])*13.60569301-[.$B$4]" office:value-type="float" office:value="-3.71728213488859" calcext:value-type="float">
            <text:p>-3.71728213488859</text:p>
          </table:table-cell>
        </table:table-row>
        <table:table-row table:style-name="ro1">
          <table:table-cell table:formula="of:=[.A11]/[.$B$3]" office:value-type="float" office:value="85.0101" calcext:value-type="float">
            <text:p>85.0101</text:p>
          </table:table-cell>
          <table:table-cell table:formula="of:=([.B11]/[.$B$3])*13.60569301-[.$B$4]" office:value-type="float" office:value="-4.7722287266306" calcext:value-type="float">
            <text:p>-4.7722287266306</text:p>
          </table:table-cell>
          <table:table-cell/>
          <table:table-cell table:formula="of:=[.D11]/[.$E$3]" office:value-type="float" office:value="85.010265625" calcext:value-type="float">
            <text:p>85.010265625</text:p>
          </table:table-cell>
          <table:table-cell table:formula="of:=([.E11]/[.$E$3])*13.60569301-[.$B$4]" office:value-type="float" office:value="-4.6406601785975" calcext:value-type="float">
            <text:p>-4.6406601785975</text:p>
          </table:table-cell>
          <table:table-cell/>
          <table:table-cell table:formula="of:=[.G11]/[.$H$3]" office:value-type="float" office:value="85.02625" calcext:value-type="float">
            <text:p>85.02625</text:p>
          </table:table-cell>
          <table:table-cell table:formula="of:=([.H11]/[.$H$3])*13.60569301-[.$B$4]" office:value-type="float" office:value="-4.06317306952133" calcext:value-type="float">
            <text:p>-4.06317306952133</text:p>
          </table:table-cell>
        </table:table-row>
        <table:table-row table:style-name="ro1">
          <table:table-cell table:formula="of:=[.A12]/[.$B$3]" office:value-type="float" office:value="101.52820625" calcext:value-type="float">
            <text:p>101.52820625</text:p>
          </table:table-cell>
          <table:table-cell table:formula="of:=([.B12]/[.$B$3])*13.60569301-[.$B$4]" office:value-type="float" office:value="-4.49245301599422" calcext:value-type="float">
            <text:p>-4.49245301599422</text:p>
          </table:table-cell>
          <table:table-cell/>
          <table:table-cell table:formula="of:=[.D12]/[.$E$3]" office:value-type="float" office:value="101.528409375" calcext:value-type="float">
            <text:p>101.528409375</text:p>
          </table:table-cell>
          <table:table-cell table:formula="of:=([.E12]/[.$E$3])*13.60569301-[.$B$4]" office:value-type="float" office:value="-4.2767294726109" calcext:value-type="float">
            <text:p>-4.2767294726109</text:p>
          </table:table-cell>
          <table:table-cell/>
          <table:table-cell table:formula="of:=[.G12]/[.$H$3]" office:value-type="float" office:value="101.5475" calcext:value-type="float">
            <text:p>101.5475</text:p>
          </table:table-cell>
          <table:table-cell table:formula="of:=([.H12]/[.$H$3])*13.60569301-[.$B$4]" office:value-type="float" office:value="-4.02176230607711" calcext:value-type="float">
            <text:p>-4.02176230607711</text:p>
          </table:table-cell>
        </table:table-row>
        <table:table-row table:style-name="ro1">
          <table:table-cell table:formula="of:=[.A13]/[.$B$3]" office:value-type="float" office:value="120.05836875" calcext:value-type="float">
            <text:p>120.05836875</text:p>
          </table:table-cell>
          <table:table-cell table:formula="of:=([.B13]/[.$B$3])*13.60569301-[.$B$4]" office:value-type="float" office:value="-4.04902739206591" calcext:value-type="float">
            <text:p>-4.04902739206591</text:p>
          </table:table-cell>
          <table:table-cell/>
          <table:table-cell table:formula="of:=[.D13]/[.$E$3]" office:value-type="float" office:value="120.05860625" calcext:value-type="float">
            <text:p>120.05860625</text:p>
          </table:table-cell>
          <table:table-cell table:formula="of:=([.E13]/[.$E$3])*13.60569301-[.$B$4]" office:value-type="float" office:value="-3.83324277612883" calcext:value-type="float">
            <text:p>-3.83324277612883</text:p>
          </table:table-cell>
          <table:table-cell/>
          <table:table-cell table:formula="of:=[.G13]/[.$H$3]" office:value-type="float" office:value="120.081175" calcext:value-type="float">
            <text:p>120.081175</text:p>
          </table:table-cell>
          <table:table-cell table:formula="of:=([.H13]/[.$H$3])*13.60569301-[.$B$4]" office:value-type="float" office:value="-3.77917477253413" calcext:value-type="float">
            <text:p>-3.77917477253413</text:p>
          </table:table-cell>
        </table:table-row>
        <table:table-row table:style-name="ro1">
          <table:table-cell table:formula="of:=[.A14]/[.$B$3]" office:value-type="float" office:value="140.71621875" calcext:value-type="float">
            <text:p>140.71621875</text:p>
          </table:table-cell>
          <table:table-cell table:formula="of:=([.B14]/[.$B$3])*13.60569301-[.$B$4]" office:value-type="float" office:value="-3.53921124995213" calcext:value-type="float">
            <text:p>-3.53921124995213</text:p>
          </table:table-cell>
          <table:table-cell/>
          <table:table-cell table:formula="of:=[.D14]/[.$E$3]" office:value-type="float" office:value="140.7165" calcext:value-type="float">
            <text:p>140.7165</text:p>
          </table:table-cell>
          <table:table-cell table:formula="of:=([.E14]/[.$E$3])*13.60569301-[.$B$4]" office:value-type="float" office:value="-3.36205483340473" calcext:value-type="float">
            <text:p>-3.36205483340473</text:p>
          </table:table-cell>
          <table:table-cell/>
          <table:table-cell table:formula="of:=[.G14]/[.$H$3]" office:value-type="float" office:value="140.74295" calcext:value-type="float">
            <text:p>140.74295</text:p>
          </table:table-cell>
          <table:table-cell table:formula="of:=([.H14]/[.$H$3])*13.60569301-[.$B$4]" office:value-type="float" office:value="-3.41914563507453" calcext:value-type="float">
            <text:p>-3.41914563507453</text:p>
          </table:table-cell>
        </table:table-row>
        <table:table-row table:style-name="ro1">
          <table:table-cell table:formula="of:=[.A15]/[.$B$3]" office:value-type="float" office:value="163.61739375" calcext:value-type="float">
            <text:p>163.61739375</text:p>
          </table:table-cell>
          <table:table-cell table:formula="of:=([.B15]/[.$B$3])*13.60569301-[.$B$4]" office:value-type="float" office:value="-3.02214113056743" calcext:value-type="float">
            <text:p>-3.02214113056743</text:p>
          </table:table-cell>
          <table:table-cell/>
          <table:table-cell table:formula="of:=[.D15]/[.$E$3]" office:value-type="float" office:value="163.61771875" calcext:value-type="float">
            <text:p>163.61771875</text:p>
          </table:table-cell>
          <table:table-cell table:formula="of:=([.E15]/[.$E$3])*13.60569301-[.$B$4]" office:value-type="float" office:value="-2.89229542467001" calcext:value-type="float">
            <text:p>-2.89229542467001</text:p>
          </table:table-cell>
          <table:table-cell/>
          <table:table-cell table:formula="of:=[.G15]/[.$H$3]" office:value-type="float" office:value="163.648475" calcext:value-type="float">
            <text:p>163.648475</text:p>
          </table:table-cell>
          <table:table-cell table:formula="of:=([.H15]/[.$H$3])*13.60569301-[.$B$4]" office:value-type="float" office:value="-2.99830359076077" calcext:value-type="float">
            <text:p>-2.99830359076077</text:p>
          </table:table-cell>
        </table:table-row>
        <table:table-row table:style-name="ro1">
          <table:table-cell table:formula="of:=[.A16]/[.$B$3]" office:value-type="float" office:value="188.877525" calcext:value-type="float">
            <text:p>188.877525</text:p>
          </table:table-cell>
          <table:table-cell table:formula="of:=([.B16]/[.$B$3])*13.60569301-[.$B$4]" office:value-type="float" office:value="-2.53014564012119" calcext:value-type="float">
            <text:p>-2.53014564012119</text:p>
          </table:table-cell>
          <table:table-cell/>
          <table:table-cell table:formula="of:=[.D16]/[.$E$3]" office:value-type="float" office:value="188.877903125" calcext:value-type="float">
            <text:p>188.877903125</text:p>
          </table:table-cell>
          <table:table-cell table:formula="of:=([.E16]/[.$E$3])*13.60569301-[.$B$4]" office:value-type="float" office:value="-2.44679307027945" calcext:value-type="float">
            <text:p>-2.44679307027945</text:p>
          </table:table-cell>
          <table:table-cell/>
          <table:table-cell table:formula="of:=[.G16]/[.$H$3]" office:value-type="float" office:value="188.9134125" calcext:value-type="float">
            <text:p>188.9134125</text:p>
          </table:table-cell>
          <table:table-cell table:formula="of:=([.H16]/[.$H$3])*13.60569301-[.$B$4]" office:value-type="float" office:value="-2.57100537299993" calcext:value-type="float">
            <text:p>-2.57100537299993</text:p>
          </table:table-cell>
        </table:table-row>
        <table:table-row table:style-name="ro1">
          <table:table-cell table:formula="of:=[.A17]/[.$B$3]" office:value-type="float" office:value="216.61225625" calcext:value-type="float">
            <text:p>216.61225625</text:p>
          </table:table-cell>
          <table:table-cell table:formula="of:=([.B17]/[.$B$3])*13.60569301-[.$B$4]" office:value-type="float" office:value="-2.08025082379936" calcext:value-type="float">
            <text:p>-2.08025082379936</text:p>
          </table:table-cell>
          <table:table-cell/>
          <table:table-cell table:formula="of:=[.D17]/[.$E$3]" office:value-type="float" office:value="216.612684375" calcext:value-type="float">
            <text:p>216.612684375</text:p>
          </table:table-cell>
          <table:table-cell table:formula="of:=([.E17]/[.$E$3])*13.60569301-[.$B$4]" office:value-type="float" office:value="-2.03951147154203" calcext:value-type="float">
            <text:p>-2.03951147154203</text:p>
          </table:table-cell>
          <table:table-cell/>
          <table:table-cell table:formula="of:=[.G17]/[.$H$3]" office:value-type="float" office:value="216.6534125" calcext:value-type="float">
            <text:p>216.6534125</text:p>
          </table:table-cell>
          <table:table-cell table:formula="of:=([.H17]/[.$H$3])*13.60569301-[.$B$4]" office:value-type="float" office:value="-2.1717305970451" calcext:value-type="float">
            <text:p>-2.1717305970451</text:p>
          </table:table-cell>
        </table:table-row>
        <table:table-row table:style-name="ro1">
          <table:table-cell table:formula="of:=[.A18]/[.$B$3]" office:value-type="float" office:value="246.9372125" calcext:value-type="float">
            <text:p>246.9372125</text:p>
          </table:table-cell>
          <table:table-cell table:formula="of:=([.B18]/[.$B$3])*13.60569301-[.$B$4]" office:value-type="float" office:value="-1.6811953801207" calcext:value-type="float">
            <text:p>-1.6811953801207</text:p>
          </table:table-cell>
          <table:table-cell table:number-columns-repeated="4"/>
          <table:table-cell table:formula="of:=[.G18]/[.$H$3]" office:value-type="float" office:value="246.984125" calcext:value-type="float">
            <text:p>246.984125</text:p>
          </table:table-cell>
          <table:table-cell table:formula="of:=([.H18]/[.$H$3])*13.60569301-[.$B$4]" office:value-type="float" office:value="-1.81503388496731" calcext:value-type="float">
            <text:p>-1.81503388496731</text:p>
          </table:table-cell>
        </table:table-row>
        <table:table-row table:style-name="ro1">
          <table:table-cell table:formula="of:=[.A19]/[.$B$3]" office:value-type="float" office:value="279.96803125" calcext:value-type="float">
            <text:p>279.96803125</text:p>
          </table:table-cell>
          <table:table-cell table:formula="of:=([.B19]/[.$B$3])*13.60569301-[.$B$4]" office:value-type="float" office:value="-1.33434412166116" calcext:value-type="float">
            <text:p>-1.33434412166116</text:p>
          </table:table-cell>
          <table:table-cell table:number-columns-repeated="4"/>
          <table:table-cell table:formula="of:=[.G19]/[.$H$3]" office:value-type="float" office:value="280.021225" calcext:value-type="float">
            <text:p>280.021225</text:p>
          </table:table-cell>
          <table:table-cell table:formula="of:=([.H19]/[.$H$3])*13.60569301-[.$B$4]" office:value-type="float" office:value="-1.50251070835748" calcext:value-type="float">
            <text:p>-1.50251070835748</text:p>
          </table:table-cell>
        </table:table-row>
        <table:table-row table:style-name="ro1">
          <table:table-cell table:formula="of:=[.A20]/[.$B$3]" office:value-type="float" office:value="315.82035625" calcext:value-type="float">
            <text:p>315.82035625</text:p>
          </table:table-cell>
          <table:table-cell table:formula="of:=([.B20]/[.$B$3])*13.60569301-[.$B$4]" office:value-type="float" office:value="-1.03626834575516" calcext:value-type="float">
            <text:p>-1.03626834575516</text:p>
          </table:table-cell>
          <table:table-cell table:number-columns-repeated="4"/>
          <table:table-cell table:formula="of:=[.G20]/[.$H$3]" office:value-type="float" office:value="315.8803625" calcext:value-type="float">
            <text:p>315.8803625</text:p>
          </table:table-cell>
          <table:table-cell table:formula="of:=([.H20]/[.$H$3])*13.60569301-[.$B$4]" office:value-type="float" office:value="-1.23080467880573" calcext:value-type="float">
            <text:p>-1.23080467880573</text:p>
          </table:table-cell>
        </table:table-row>
        <table:table-row table:style-name="ro1">
          <table:table-cell table:formula="of:=[.A21]/[.$B$3]" office:value-type="float" office:value="354.6098125" calcext:value-type="float">
            <text:p>354.6098125</text:p>
          </table:table-cell>
          <table:table-cell table:formula="of:=([.B21]/[.$B$3])*13.60569301-[.$B$4]" office:value-type="float" office:value="-0.783000887427079" calcext:value-type="float">
            <text:p>-0.783000887427079</text:p>
          </table:table-cell>
          <table:table-cell table:number-columns-repeated="4"/>
          <table:table-cell table:formula="of:=[.G21]/[.$H$3]" office:value-type="float" office:value="354.6771875" calcext:value-type="float">
            <text:p>354.6771875</text:p>
          </table:table-cell>
          <table:table-cell table:formula="of:=([.H21]/[.$H$3])*13.60569301-[.$B$4]" office:value-type="float" office:value="-0.995797387051425" calcext:value-type="float">
            <text:p>-0.995797387051425</text:p>
          </table:table-cell>
        </table:table-row>
        <table:table-row table:style-name="ro1">
          <table:table-cell table:formula="of:=[.A22]/[.$B$3]" office:value-type="float" office:value="396.4520375" calcext:value-type="float">
            <text:p>396.4520375</text:p>
          </table:table-cell>
          <table:table-cell table:formula="of:=([.B22]/[.$B$3])*13.60569301-[.$B$4]" office:value-type="float" office:value="-0.569426108148036" calcext:value-type="float">
            <text:p>-0.569426108148036</text:p>
          </table:table-cell>
          <table:table-cell table:number-columns-repeated="4"/>
          <table:table-cell table:formula="of:=[.G22]/[.$H$3]" office:value-type="float" office:value="396.5273625" calcext:value-type="float">
            <text:p>396.5273625</text:p>
          </table:table-cell>
          <table:table-cell table:formula="of:=([.H22]/[.$H$3])*13.60569301-[.$B$4]" office:value-type="float" office:value="-0.79330066064631" calcext:value-type="float">
            <text:p>-0.79330066064631</text:p>
          </table:table-cell>
        </table:table-row>
        <table:table-row table:style-name="ro1">
          <table:table-cell table:number-columns-repeated="6"/>
          <table:table-cell table:formula="of:=[.G23]/[.$H$3]" office:value-type="float" office:value="441.54655" calcext:value-type="float">
            <text:p>441.54655</text:p>
          </table:table-cell>
          <table:table-cell table:formula="of:=([.H23]/[.$H$3])*13.60569301-[.$B$4]" office:value-type="float" office:value="-0.619667340512933" calcext:value-type="float">
            <text:p>-0.619667340512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37:58.406283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9T12:22:48.463893284</meta:creation-date>
    <dc:date>2022-03-21T11:39:52.288473448</dc:date>
    <meta:editing-duration>PT8H4M54S</meta:editing-duration>
    <meta:editing-cycles>6</meta:editing-cycles>
    <meta:generator>LibreOffice/6.0.7.3$Linux_X86_64 LibreOffice_project/00m0$Build-3</meta:generator>
    <meta:document-statistic meta:table-count="3" meta:cell-count="737" meta:object-count="0"/>
  </office:meta>
</office:document-meta>
</file>